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24.518cm" fo:margin-left="0.116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3.693cm"/>
    </style:style>
    <style:style style:name="Tableau1.C" style:family="table-column">
      <style:table-column-properties style:column-width="7.5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9cm" fo:margin-left="0cm" table:align="left" style:may-break-between-rows="true" table:border-model="collapsing"/>
    </style:style>
    <style:style style:name="Tableau2.A" style:family="table-column">
      <style:table-column-properties style:column-width="6.306cm"/>
    </style:style>
    <style:style style:name="Tableau2.B" style:family="table-column">
      <style:table-column-properties style:column-width="10.495cm"/>
    </style:style>
    <style:style style:name="Tableau2.C" style:family="table-column">
      <style:table-column-properties style:column-width="5.403cm"/>
    </style:style>
    <style:style style:name="Tableau2.D" style:family="table-column">
      <style:table-column-properties style:column-width="3.50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keep-together="auto"/>
    </style:style>
    <style:style style:name="P1" style:family="paragraph" style:parent-style-name="Standard">
      <style:text-properties fo:font-weight="bold" officeooo:paragraph-rsid="00f967b7" style:font-weight-asian="bold" style:font-weight-complex="bold"/>
    </style:style>
    <style:style style:name="P2" style:family="paragraph" style:parent-style-name="Table_20_Contents">
      <style:text-properties fo:color="#000000" loext:opacity="100%" style:font-name="Arial1" fo:font-size="12pt" style:text-underline-style="none" fo:font-weight="normal" officeooo:rsid="0138e735" officeooo:paragraph-rsid="0138e735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78b1e7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cfb6ec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d22e12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5f285" officeooo:paragraph-rsid="01c5f285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b30b4" officeooo:paragraph-rsid="00eb30b4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d5d45" officeooo:paragraph-rsid="00ed5d45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fo:color="#000000" loext:opacity="100%" style:font-name="Arial1" fo:font-size="12pt" fo:language="fr" fo:country="FR" fo:font-weight="normal" officeooo:rsid="014307a4" officeooo:paragraph-rsid="014307a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color="#000000" loext:opacity="100%" style:font-name="Arial1" fo:font-size="12pt" fo:language="fr" fo:country="FR" fo:font-weight="normal" officeooo:rsid="00da4a1b" officeooo:paragraph-rsid="00da4a1b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b5529" officeooo:paragraph-rsid="00fb5529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cf0a8" officeooo:paragraph-rsid="00fcf0a8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Arial1" fo:font-size="12pt" fo:language="fr" fo:country="FR" fo:font-weight="normal" officeooo:rsid="01cfb6ec" officeooo:paragraph-rsid="01cfb6ec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Arial1" fo:font-size="12pt" fo:language="fr" fo:country="FR" fo:font-weight="normal" officeooo:rsid="017a4955" officeooo:paragraph-rsid="01cfb6ec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cfb6ec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22e12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28082" officeooo:paragraph-rsid="01728082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9ddbf3" officeooo:paragraph-rsid="019ddbf3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8aa3c" officeooo:paragraph-rsid="01b8aa3c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99651" officeooo:paragraph-rsid="01c99651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70e9" officeooo:paragraph-rsid="01ca70e9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b6a94" officeooo:paragraph-rsid="01bb6a94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fo:color="#000000" loext:opacity="100%" style:font-name="Arial1" fo:font-size="12pt" fo:language="fr" fo:country="FR" fo:font-weight="normal" officeooo:rsid="01db6e80" officeooo:paragraph-rsid="01db6e80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b6e80" officeooo:paragraph-rsid="01db6e80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ec0dc" officeooo:paragraph-rsid="01eec0d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fcba34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202be2a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f0397f" officeooo:paragraph-rsid="01f0397f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fo:color="#000000" loext:opacity="100%" style:font-name="Arial1" fo:font-size="12pt" fo:language="fr" fo:country="FR" fo:font-weight="normal" officeooo:rsid="01f0397f" officeooo:paragraph-rsid="01f0397f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fo:background-color="transparent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c11460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e20be" officeooo:paragraph-rsid="011e20be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style:font-name="Arial1" fo:font-size="12pt" fo:language="fr" fo:country="FR" officeooo:paragraph-rsid="00f967b7" style:font-size-asian="12pt" style:font-size-complex="12pt"/>
    </style:style>
    <style:style style:name="P50" style:family="paragraph" style:parent-style-name="Standard">
      <style:text-properties fo:color="#000000" loext:opacity="100%" style:font-name="Arial1" fo:font-size="12pt" fo:language="fr" fo:country="FR" officeooo:rsid="0167d235" officeooo:paragraph-rsid="0167d235" style:font-size-asian="12pt" style:font-size-complex="12pt"/>
    </style:style>
    <style:style style:name="P51" style:family="paragraph" style:parent-style-name="Standard">
      <style:text-properties fo:color="#000000" loext:opacity="100%" style:font-name="Arial1" fo:font-size="12pt" fo:language="fr" fo:country="FR" officeooo:rsid="00fa11e7" officeooo:paragraph-rsid="00f967b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470ad1" officeooo:paragraph-rsid="01470ad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da4a1b" officeooo:paragraph-rsid="00da4a1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c4f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a5150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10841f8" officeooo:paragraph-rsid="00f967b7"/>
    </style:style>
    <style:style style:name="P63" style:family="paragraph" style:parent-style-name="Standard">
      <style:text-properties officeooo:paragraph-rsid="00f967b7"/>
    </style:style>
    <style:style style:name="P64" style:family="paragraph" style:parent-style-name="Standard">
      <style:text-properties style:use-window-font-color="true" loext:opacity="0%" style:font-name="Arial1" fo:font-size="12pt" fo:language="fr" fo:country="FR" fo:font-weight="normal" officeooo:rsid="01c7dcff" officeooo:paragraph-rsid="01c7dcff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8b1e7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9ddbf3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use-window-font-color="true" loext:opacity="0%" style:font-name="Arial1" fo:font-size="12pt" fo:language="fr" fo:country="FR" fo:font-weight="normal" officeooo:rsid="017a4955" officeooo:paragraph-rsid="017a4955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use-window-font-color="true" loext:opacity="0%" style:font-name="Arial1" fo:font-size="12pt" fo:language="fr" fo:country="FR" fo:font-weight="normal" officeooo:rsid="017a4955" officeooo:paragraph-rsid="019ddbf3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style:use-window-font-color="true" loext:opacity="0%" style:font-name="Arial1" fo:font-size="12pt" fo:language="fr" fo:country="FR" fo:font-weight="normal" officeooo:rsid="01a2977c" officeooo:paragraph-rsid="01a2977c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b268e" officeooo:paragraph-rsid="019b268e" style:font-size-asian="12pt" style:font-weight-asian="normal" style:font-size-complex="12pt" style:font-weight-complex="normal"/>
    </style:style>
    <style:style style:name="P72" style:family="paragraph" style:parent-style-name="Table_20_Contents">
      <style:text-properties style:use-window-font-color="true" loext:opacity="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style:use-window-font-color="true" loext:opacity="0%" style:font-name="Arial1" fo:font-size="12pt" fo:language="fr" fo:country="FR" fo:font-weight="normal" officeooo:rsid="01ae35a1" officeooo:paragraph-rsid="01ae35a1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ddbf3" officeooo:paragraph-rsid="019ddbf3" style:font-size-asian="12pt" style:font-weight-asian="normal" style:font-size-complex="12pt" style:font-weight-complex="normal"/>
    </style:style>
    <style:style style:name="P76" style:family="paragraph" style:parent-style-name="Table_20_Contents">
      <style:text-properties style:use-window-font-color="true" loext:opacity="0%" style:font-name="Arial1" fo:font-size="12pt" fo:language="fr" fo:country="FR" fo:font-weight="normal" officeooo:rsid="018aa88d" officeooo:paragraph-rsid="018aa88d" style:font-size-asian="12pt" style:font-weight-asian="normal" style:font-size-complex="12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style:use-window-font-color="true" loext:opacity="0%" style:font-name="Arial1" fo:font-size="12pt" fo:language="fr" fo:country="FR" fo:font-weight="normal" officeooo:rsid="0173a293" officeooo:paragraph-rsid="019ddbf3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82" style:family="paragraph" style:parent-style-name="Standard">
      <style:text-properties officeooo:paragraph-rsid="018634cc"/>
    </style:style>
    <style:style style:name="P83" style:family="paragraph" style:parent-style-name="Standard"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85" style:family="paragraph" style:parent-style-name="Standard"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88" style:family="paragraph" style:parent-style-name="Standard">
      <style:text-properties fo:color="#18a303" loext:opacity="100%" style:font-name="Arial1" fo:font-size="12pt" fo:language="fr" fo:country="FR" fo:font-weight="bold" officeooo:rsid="00e2976b" officeooo:paragraph-rsid="0178b1e7" style:font-size-asian="12pt" style:font-weight-asian="bold" style:font-size-complex="12pt" style:font-weight-complex="bold"/>
    </style:style>
    <style:style style:name="P89" style:family="paragraph" style:parent-style-name="Standard"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92" style:family="paragraph" style:parent-style-name="Standard"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95" style:family="paragraph" style:parent-style-name="Standard">
      <style:text-properties fo:color="#18a303" loext:opacity="100%" style:font-name="Arial1" fo:font-size="12pt" fo:language="fr" fo:country="FR" fo:font-weight="bold" officeooo:rsid="01c7dcff" officeooo:paragraph-rsid="01c7dcff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97" style:family="paragraph" style:parent-style-name="Table_20_Contents"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99" style:family="paragraph" style:parent-style-name="Table_20_Contents"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101" style:family="paragraph" style:parent-style-name="Table_20_Contents"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103" style:family="paragraph" style:parent-style-name="Table_20_Contents"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32bc1" officeooo:paragraph-rsid="00e32bc1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106" style:family="paragraph" style:parent-style-name="Table_20_Contents"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108" style:family="paragraph" style:parent-style-name="Table_20_Contents"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2d535" officeooo:paragraph-rsid="00e2d535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7b298" officeooo:paragraph-rsid="00e7b298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ed5d45" officeooo:paragraph-rsid="00ed5d45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113" style:family="paragraph" style:parent-style-name="Table_20_Contents"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6" style:family="paragraph" style:parent-style-name="Table_20_Contents"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19" style:family="paragraph" style:parent-style-name="Table_20_Contents"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2" style:family="paragraph" style:parent-style-name="Table_20_Contents"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124" style:family="paragraph" style:parent-style-name="Table_20_Contents"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125" style:family="paragraph" style:parent-style-name="Table_20_Contents">
      <style:text-properties fo:color="#18a303" loext:opacity="100%" style:font-name="Arial1" fo:font-size="12pt" fo:language="fr" fo:country="FR" fo:font-weight="bold" officeooo:rsid="00f0ee28" officeooo:paragraph-rsid="00f0ee28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30727" officeooo:paragraph-rsid="01030727" style:font-size-asian="12pt" style:font-weight-asian="bold" style:font-size-complex="12pt" style:font-weight-complex="bold"/>
    </style:style>
    <style:style style:name="P127" style:family="paragraph" style:parent-style-name="Table_20_Contents">
      <style:text-properties fo:color="#18a303" loext:opacity="100%" style:font-name="Arial1" fo:font-size="12pt" fo:language="fr" fo:country="FR" fo:font-weight="bold" officeooo:rsid="00ef3aa6" officeooo:paragraph-rsid="00ef3aa6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9b729" officeooo:paragraph-rsid="0109b729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1" style:family="paragraph" style:parent-style-name="Table_20_Contents"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style:font-size-asian="12pt" style:font-weight-asian="bold" style:font-size-complex="12pt" style:font-weight-complex="bold"/>
    </style:style>
    <style:style style:name="P133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301af" officeooo:paragraph-rsid="011301af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29a189" officeooo:paragraph-rsid="0129a189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2123f" officeooo:paragraph-rsid="0132123f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2" style:family="paragraph" style:parent-style-name="Table_20_Contents"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69b9c" officeooo:paragraph-rsid="01469b9c" style:font-size-asian="12pt" style:font-weight-asian="bold" style:font-size-complex="12pt" style:font-weight-complex="bold"/>
    </style:style>
    <style:style style:name="P144" style:family="paragraph" style:parent-style-name="Table_20_Contents"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49" style:family="paragraph" style:parent-style-name="Table_20_Contents">
      <style:text-properties fo:color="#18a303" loext:opacity="100%" style:font-name="Arial1" fo:font-size="12pt" fo:language="fr" fo:country="FR" fo:font-weight="bold" officeooo:rsid="013c8fd1" officeooo:paragraph-rsid="013c8fd1" style:font-size-asian="12pt" style:font-weight-asian="bold" style:font-size-complex="12pt" style:font-weight-complex="bold"/>
    </style:style>
    <style:style style:name="P150" style:family="paragraph" style:parent-style-name="Table_20_Contents">
      <style:text-properties fo:color="#18a303" loext:opacity="100%" style:font-name="Arial1" fo:font-size="12pt" fo:language="fr" fo:country="FR" fo:font-weight="bold" officeooo:rsid="0157aee4" officeooo:paragraph-rsid="014f9996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7aee4" officeooo:paragraph-rsid="0157aee4" style:font-size-asian="12pt" style:font-weight-asian="bold" style:font-size-complex="12pt" style:font-weight-complex="bold"/>
    </style:style>
    <style:style style:name="P152" style:family="paragraph" style:parent-style-name="Table_20_Contents">
      <style:text-properties fo:color="#18a303" loext:opacity="100%" style:font-name="Arial1" fo:font-size="12pt" fo:language="fr" fo:country="FR" fo:font-weight="bold" officeooo:rsid="015ae02f" officeooo:paragraph-rsid="015ae02f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d64fe" officeooo:paragraph-rsid="015d64fe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6" style:family="paragraph" style:parent-style-name="Table_20_Contents"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1" style:family="paragraph" style:parent-style-name="Table_20_Contents"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655de" officeooo:paragraph-rsid="016655de" style:font-size-asian="12pt" style:font-weight-asian="bold" style:font-size-complex="12pt" style:font-weight-complex="bold"/>
    </style:style>
    <style:style style:name="P166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73a293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dffc56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28082" officeooo:paragraph-rsid="01728082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74" style:family="paragraph" style:parent-style-name="Table_20_Contents">
      <style:text-properties fo:color="#18a303" loext:opacity="100%" style:font-name="Arial1" fo:font-size="12pt" fo:language="fr" fo:country="FR" fo:font-weight="bold" officeooo:rsid="0142786e" officeooo:paragraph-rsid="0142786e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79" style:family="paragraph" style:parent-style-name="Table_20_Contents">
      <style:text-properties fo:color="#18a303" loext:opacity="100%" style:font-name="Arial1" fo:font-size="12pt" fo:language="fr" fo:country="FR" fo:font-weight="bold" officeooo:rsid="0182c2b8" officeooo:paragraph-rsid="0182c2b8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2" style:family="paragraph" style:parent-style-name="Table_20_Contents"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991c1" officeooo:paragraph-rsid="019991c1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8" style:family="paragraph" style:parent-style-name="Table_20_Contents"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192" style:family="paragraph" style:parent-style-name="Table_20_Contents">
      <style:text-properties fo:color="#18a303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1ad60" officeooo:paragraph-rsid="01f1ad60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426a5" officeooo:paragraph-rsid="01f426a5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fo:background-color="transparent" style:font-size-asian="12pt" style:font-weight-asian="bold" style:font-size-complex="12pt" style:font-weight-complex="bold"/>
    </style:style>
    <style:style style:name="P202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fo:background-color="transparent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a79dc" officeooo:paragraph-rsid="011a79dc" fo:background-color="transparent" style:font-size-asian="12pt" style:font-weight-asian="bold" style:font-size-complex="12pt" style:font-weight-complex="bold"/>
    </style:style>
    <style:style style:name="P204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7b298" officeooo:paragraph-rsid="00e2d535" style:font-size-asian="12pt" style:font-weight-asian="bold" style:font-size-complex="12pt" style:font-weight-complex="bold"/>
    </style:style>
    <style:style style:name="P205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2d535" officeooo:paragraph-rsid="00e2d535" style:font-size-asian="12pt" style:font-weight-asian="bold" style:font-size-complex="12pt" style:font-weight-complex="bold"/>
    </style:style>
    <style:style style:name="P206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f3868c" officeooo:paragraph-rsid="00f3868c" style:font-size-asian="12pt" style:font-weight-asian="bold" style:font-size-complex="12pt" style:font-weight-complex="bold"/>
    </style:style>
    <style:style style:name="P207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2c7df0" officeooo:paragraph-rsid="012c7df0" style:font-size-asian="12pt" style:font-weight-asian="bold" style:font-size-complex="12pt" style:font-weight-complex="bold"/>
    </style:style>
    <style:style style:name="P208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5632" officeooo:paragraph-rsid="01355632" style:font-size-asian="12pt" style:font-weight-asian="bold" style:font-size-complex="12pt" style:font-weight-complex="bold"/>
    </style:style>
    <style:style style:name="P209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dbe8" officeooo:paragraph-rsid="0135dbe8" style:font-size-asian="12pt" style:font-weight-asian="bold" style:font-size-complex="12pt" style:font-weight-complex="bold"/>
    </style:style>
    <style:style style:name="P210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72819" officeooo:paragraph-rsid="01372819" style:font-size-asian="12pt" style:font-weight-asian="bold" style:font-size-complex="12pt" style:font-weight-complex="bold"/>
    </style:style>
    <style:style style:name="P211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212" style:family="paragraph" style:parent-style-name="Standard">
      <style:text-properties fo:language="fr" fo:country="FR"/>
    </style:style>
    <style:style style:name="P213" style:family="paragraph" style:parent-style-name="Standard">
      <style:text-properties fo:language="fr" fo:country="FR" officeooo:rsid="00e2976b" officeooo:paragraph-rsid="013061b8"/>
    </style:style>
    <style:style style:name="P214" style:family="paragraph" style:parent-style-name="Standard">
      <style:text-properties fo:language="fr" fo:country="FR" officeooo:rsid="00e2976b" officeooo:paragraph-rsid="018bddd3"/>
    </style:style>
    <style:style style:name="P215" style:family="paragraph" style:parent-style-name="Standard">
      <style:text-properties fo:language="fr" fo:country="FR" officeooo:rsid="00e2976b" officeooo:paragraph-rsid="013f65fa"/>
    </style:style>
    <style:style style:name="P216" style:family="paragraph" style:parent-style-name="Standard">
      <style:text-properties fo:language="fr" fo:country="FR" officeooo:rsid="00e2976b" officeooo:paragraph-rsid="018d9a2a"/>
    </style:style>
    <style:style style:name="P217" style:family="paragraph" style:parent-style-name="Standard">
      <style:text-properties fo:language="fr" fo:country="FR" officeooo:rsid="00e2976b" officeooo:paragraph-rsid="0176c2bc"/>
    </style:style>
    <style:style style:name="P218" style:family="paragraph" style:parent-style-name="Standard">
      <style:text-properties fo:language="fr" fo:country="FR" officeooo:paragraph-rsid="013061b8"/>
    </style:style>
    <style:style style:name="P219" style:family="paragraph" style:parent-style-name="Standard">
      <style:paragraph-properties fo:break-before="page"/>
      <style:text-properties fo:language="fr" fo:country="FR"/>
    </style:style>
    <style:style style:name="P220" style:family="paragraph" style:parent-style-name="Standard">
      <style:text-properties fo:language="fr" fo:country="FR" fo:font-weight="bold" officeooo:rsid="01202080" officeooo:paragraph-rsid="01202080" style:font-weight-asian="bold" style:font-weight-complex="bold"/>
    </style:style>
    <style:style style:name="P221" style:family="paragraph" style:parent-style-name="Standard">
      <style:text-properties fo:language="fr" fo:country="FR" fo:font-weight="bold" officeooo:paragraph-rsid="00f967b7" style:font-weight-asian="bold" style:font-weight-complex="bold"/>
    </style:style>
    <style:style style:name="P222" style:family="paragraph" style:parent-style-name="Standard">
      <style:text-properties fo:language="fr" fo:country="FR" officeooo:rsid="01211329" officeooo:paragraph-rsid="01211329"/>
    </style:style>
    <style:style style:name="P223" style:family="paragraph" style:parent-style-name="Standard">
      <style:text-properties fo:language="fr" fo:country="FR" officeooo:paragraph-rsid="01211329"/>
    </style:style>
    <style:style style:name="P224" style:family="paragraph" style:parent-style-name="Standard">
      <style:text-properties fo:language="fr" fo:country="FR" fo:font-style="normal" fo:font-weight="bold" officeooo:rsid="00cfa879" officeooo:paragraph-rsid="01a49545" style:font-style-asian="normal" style:font-weight-asian="bold" style:font-style-complex="normal" style:font-weight-complex="bold"/>
    </style:style>
    <style:style style:name="P225" style:family="paragraph" style:parent-style-name="Standard">
      <style:text-properties fo:language="fr" fo:country="FR" officeooo:rsid="00cfa879" officeooo:paragraph-rsid="01a49545"/>
    </style:style>
    <style:style style:name="P226" style:family="paragraph" style:parent-style-name="Standard">
      <style:text-properties fo:language="fr" fo:country="FR" officeooo:rsid="00f8a99d" officeooo:paragraph-rsid="01a49545"/>
    </style:style>
    <style:style style:name="P227" style:family="paragraph" style:parent-style-name="Standard">
      <style:text-properties fo:language="fr" fo:country="FR" officeooo:rsid="011b0ed6" officeooo:paragraph-rsid="01a49545"/>
    </style:style>
    <style:style style:name="P228" style:family="paragraph" style:parent-style-name="Standard">
      <style:text-properties fo:language="fr" fo:country="FR" officeooo:paragraph-rsid="01a49545"/>
    </style:style>
    <style:style style:name="P229" style:family="paragraph" style:parent-style-name="Standard">
      <style:text-properties fo:language="fr" fo:country="FR" officeooo:rsid="013a5ce4" officeooo:paragraph-rsid="01a49545"/>
    </style:style>
    <style:style style:name="P230" style:family="paragraph" style:parent-style-name="Standard">
      <style:text-properties fo:language="fr" fo:country="FR" officeooo:paragraph-rsid="00f967b7"/>
    </style:style>
    <style:style style:name="P231" style:family="paragraph" style:parent-style-name="Standard">
      <style:paragraph-properties fo:break-before="page"/>
      <style:text-properties fo:language="fr" fo:country="FR" officeooo:paragraph-rsid="00f967b7"/>
    </style:style>
    <style:style style:name="P232" style:family="paragraph" style:parent-style-name="Standard">
      <style:text-properties fo:language="fr" fo:country="FR" officeooo:paragraph-rsid="01a641a7"/>
    </style:style>
    <style:style style:name="P233" style:family="paragraph" style:parent-style-name="Standard">
      <style:text-properties fo:language="fr" fo:country="FR" officeooo:rsid="018634cc" officeooo:paragraph-rsid="018634cc"/>
    </style:style>
    <style:style style:name="P234" style:family="paragraph" style:parent-style-name="Standard">
      <style:text-properties fo:language="fr" fo:country="FR" officeooo:rsid="010841f8" officeooo:paragraph-rsid="00f967b7"/>
    </style:style>
    <style:style style:name="P235" style:family="paragraph" style:parent-style-name="Standard">
      <style:text-properties fo:language="fr" fo:country="FR" officeooo:rsid="01315b80" officeooo:paragraph-rsid="01a49545"/>
    </style:style>
    <style:style style:name="P236" style:family="paragraph" style:parent-style-name="Standard">
      <style:paragraph-properties fo:break-before="page"/>
      <style:text-properties fo:language="fr" fo:country="FR" officeooo:rsid="01315b80" officeooo:paragraph-rsid="01a49545"/>
    </style:style>
    <style:style style:name="P237" style:family="paragraph" style:parent-style-name="Standard">
      <style:text-properties fo:language="fr" fo:country="FR" officeooo:rsid="01315b80" officeooo:paragraph-rsid="01a641a7"/>
    </style:style>
    <style:style style:name="P238" style:family="paragraph" style:parent-style-name="Standard">
      <style:text-properties fo:language="fr" fo:country="FR" officeooo:rsid="01a8d78d" officeooo:paragraph-rsid="01a641a7"/>
    </style:style>
    <style:style style:name="P239" style:family="paragraph" style:parent-style-name="Standard">
      <style:paragraph-properties fo:break-before="page"/>
      <style:text-properties fo:language="fr" fo:country="FR" officeooo:rsid="01a8d78d" officeooo:paragraph-rsid="01a641a7"/>
    </style:style>
    <style:style style:name="P240" style:family="paragraph" style:parent-style-name="Standard">
      <style:text-properties fo:language="fr" fo:country="FR" officeooo:rsid="01a8d78d" officeooo:paragraph-rsid="01a8d78d"/>
    </style:style>
    <style:style style:name="P241" style:family="paragraph" style:parent-style-name="Standard">
      <style:text-properties fo:language="fr" fo:country="FR" officeooo:rsid="01aace6a" officeooo:paragraph-rsid="01aace6a"/>
    </style:style>
    <style:style style:name="P242" style:family="paragraph" style:parent-style-name="Standard">
      <style:text-properties fo:language="fr" fo:country="FR" officeooo:rsid="01b2762f" officeooo:paragraph-rsid="01aace6a"/>
    </style:style>
    <style:style style:name="P243" style:family="paragraph" style:parent-style-name="Standard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244" style:family="paragraph" style:parent-style-name="Standard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c14d71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22ec0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3daf5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9" style:family="paragraph" style:parent-style-name="Standard">
      <style:text-properties fo:font-size="11pt" fo:language="fr" fo:country="FR" officeooo:paragraph-rsid="01a641a7" style:font-size-asian="11pt" style:font-size-complex="11pt"/>
    </style:style>
    <style:style style:name="P250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P251" style:family="paragraph" style:parent-style-name="Table_20_Contents"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254" style:family="paragraph" style:parent-style-name="Table_20_Contents">
      <style:text-properties fo:color="#fc5c00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255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256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7cace" officeooo:paragraph-rsid="01c7cace" style:font-size-asian="12pt" style:font-weight-asian="bold" style:font-size-complex="12pt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7cace" officeooo:paragraph-rsid="01d22e12" style:font-size-asian="12pt" style:font-weight-asian="bold" style:font-size-complex="12pt" style:font-weight-complex="bold"/>
    </style:style>
    <style:style style:name="P258" style:family="paragraph" style:parent-style-name="Table_20_Contents">
      <style:text-properties fo:color="#fc5c00" loext:opacity="100%" style:font-name="Arial1" fo:font-size="12pt" fo:language="fr" fo:country="FR" fo:font-weight="bold" officeooo:rsid="01a2977c" officeooo:paragraph-rsid="01a2977c" style:font-size-asian="12pt" style:font-weight-asian="bold" style:font-size-complex="12pt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b011bd" officeooo:paragraph-rsid="01b011bd" style:font-size-asian="12pt" style:font-weight-asian="bold" style:font-size-complex="12pt" style:font-weight-complex="bold"/>
    </style:style>
    <style:style style:name="P260" style:family="paragraph" style:parent-style-name="Table_20_Contents">
      <style:text-properties fo:color="#fc5c00" loext:opacity="100%" style:font-name="Arial1" fo:font-size="12pt" fo:language="fr" fo:country="FR" fo:font-weight="bold" officeooo:rsid="01a896ca" officeooo:paragraph-rsid="01a896ca" style:font-size-asian="12pt" style:font-weight-asian="bold" style:font-size-complex="12pt" style:font-weight-complex="bold"/>
    </style:style>
    <style:style style:name="P261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0fcf0a8" officeooo:paragraph-rsid="00fcf0a8" style:font-size-asian="12pt" style:font-weight-asian="bold" style:font-size-complex="12pt" style:font-weight-complex="bold"/>
    </style:style>
    <style:style style:name="P264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0092f9" officeooo:paragraph-rsid="010092f9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67" style:family="paragraph" style:parent-style-name="Table_20_Contents"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68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269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270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69b020" officeooo:paragraph-rsid="0169b020" style:font-size-asian="12pt" style:font-weight-asian="bold" style:font-size-complex="12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style="normal" fo:font-weight="bold" officeooo:rsid="01d40668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72" style:family="paragraph" style:parent-style-name="Table_20_Contents">
      <style:text-properties fo:color="#fc5c00" loext:opacity="100%" style:font-name="Arial1" fo:font-size="12pt" fo:language="fr" fo:country="FR" fo:font-style="normal" fo:font-weight="bold" officeooo:rsid="019b268e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73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style="normal" fo:font-weight="bold" officeooo:rsid="01ca332f" officeooo:paragraph-rsid="01ca332f" style:font-size-asian="12pt" style:font-style-asian="normal" style:font-weight-asian="bold" style:font-size-complex="12pt" style:font-style-complex="normal" style:font-weight-complex="bold"/>
    </style:style>
    <style:style style:name="P274" style:family="paragraph" style:parent-style-name="Table_20_Contents">
      <style:paragraph-properties fo:text-align="start" style:justify-single-word="false"/>
      <style:text-properties fo:color="#ff4000" loext:opacity="100%" style:font-name="Arial1" fo:font-size="12pt" fo:language="fr" fo:country="FR" fo:font-style="normal" fo:font-weight="bold" officeooo:rsid="01470ad1" officeooo:paragraph-rsid="01470ad1" style:font-size-asian="12pt" style:font-style-asian="normal" style:font-weight-asian="bold" style:font-size-complex="12pt" style:font-style-complex="normal" style:font-weight-complex="bold"/>
    </style:style>
    <style:style style:name="P275" style:family="paragraph" style:parent-style-name="Table_20_Contents">
      <style:paragraph-properties fo:text-align="start" style:justify-single-word="false">
        <style:tab-stops/>
      </style:paragraph-properties>
      <style:text-properties fo:color="#ff4000" loext:opacity="100%" style:font-name="Arial1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6" style:family="paragraph" style:parent-style-name="Standard">
      <style:text-properties fo:color="#023f62" loext:opacity="100%" fo:language="fr" fo:country="FR" fo:font-weight="bold" officeooo:rsid="01d87b26" officeooo:paragraph-rsid="018634cc" style:font-weight-asian="bold" style:font-weight-complex="bold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278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27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281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f5b525" officeooo:paragraph-rsid="01f5b525" style:font-size-asian="12pt" style:font-weight-asian="bold" style:font-size-complex="12pt" style:font-weight-complex="bold"/>
    </style:style>
    <style:style style:name="P28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normal" officeooo:rsid="02050671" officeooo:paragraph-rsid="02050671" style:font-size-asian="12pt" style:font-weight-asian="normal" style:font-size-complex="12pt" style:font-weight-complex="normal"/>
    </style:style>
    <style:style style:name="T1" style:family="text">
      <style:text-properties officeooo:rsid="00b78d48"/>
    </style:style>
    <style:style style:name="T2" style:family="text">
      <style:text-properties officeooo:rsid="00ba5015"/>
    </style:style>
    <style:style style:name="T3" style:family="text">
      <style:text-properties officeooo:rsid="00d11377"/>
    </style:style>
    <style:style style:name="T4" style:family="text">
      <style:text-properties officeooo:rsid="00e1bb82"/>
    </style:style>
    <style:style style:name="T5" style:family="text">
      <style:text-properties officeooo:rsid="00e964c0"/>
    </style:style>
    <style:style style:name="T6" style:family="text">
      <style:text-properties officeooo:rsid="00ed5d45"/>
    </style:style>
    <style:style style:name="T7" style:family="text">
      <style:text-properties officeooo:rsid="00f0ee28"/>
    </style:style>
    <style:style style:name="T8" style:family="text">
      <style:text-properties officeooo:rsid="0064e8a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25081a" style:font-weight-asian="bold" style:font-weight-complex="bold"/>
    </style:style>
    <style:style style:name="T11" style:family="text">
      <style:text-properties fo:font-weight="bold" officeooo:rsid="01266050" style:font-weight-asian="bold" style:font-weight-complex="bold"/>
    </style:style>
    <style:style style:name="T12" style:family="text">
      <style:text-properties officeooo:rsid="007207fb"/>
    </style:style>
    <style:style style:name="T13" style:family="text">
      <style:text-properties officeooo:rsid="00f8a99d"/>
    </style:style>
    <style:style style:name="T14" style:family="text">
      <style:text-properties officeooo:rsid="00f99c89"/>
    </style:style>
    <style:style style:name="T15" style:family="text">
      <style:text-properties officeooo:rsid="010363d5"/>
    </style:style>
    <style:style style:name="T16" style:family="text">
      <style:text-properties officeooo:rsid="01030727"/>
    </style:style>
    <style:style style:name="T17" style:family="text">
      <style:text-properties officeooo:rsid="0109b729"/>
    </style:style>
    <style:style style:name="T18" style:family="text">
      <style:text-properties officeooo:rsid="010fb247"/>
    </style:style>
    <style:style style:name="T19" style:family="text">
      <style:text-properties officeooo:rsid="011301af"/>
    </style:style>
    <style:style style:name="T20" style:family="text">
      <style:text-properties officeooo:rsid="0118d1a6"/>
    </style:style>
    <style:style style:name="T21" style:family="text">
      <style:text-properties officeooo:rsid="011a79dc"/>
    </style:style>
    <style:style style:name="T22" style:family="text">
      <style:text-properties officeooo:rsid="01211329"/>
    </style:style>
    <style:style style:name="T23" style:family="text">
      <style:text-properties officeooo:rsid="0121e6e0"/>
    </style:style>
    <style:style style:name="T24" style:family="text">
      <style:text-properties style:font-name="sans-serif" fo:font-size="12.75pt"/>
    </style:style>
    <style:style style:name="T25" style:family="text">
      <style:text-properties style:font-name="sans-serif" fo:font-size="12.75pt" officeooo:rsid="01221e6e"/>
    </style:style>
    <style:style style:name="T26" style:family="text">
      <style:text-properties officeooo:rsid="012385dd"/>
    </style:style>
    <style:style style:name="T27" style:family="text">
      <style:text-properties officeooo:rsid="01249db5"/>
    </style:style>
    <style:style style:name="T28" style:family="text">
      <style:text-properties officeooo:rsid="0129a189"/>
    </style:style>
    <style:style style:name="T29" style:family="text">
      <style:text-properties officeooo:rsid="012daae8"/>
    </style:style>
    <style:style style:name="T30" style:family="text">
      <style:text-properties officeooo:rsid="00e4ff8c"/>
    </style:style>
    <style:style style:name="T31" style:family="text">
      <style:text-properties officeooo:rsid="00e6f334"/>
    </style:style>
    <style:style style:name="T32" style:family="text">
      <style:text-properties officeooo:rsid="00e8624c"/>
    </style:style>
    <style:style style:name="T33" style:family="text">
      <style:text-properties officeooo:rsid="00e932f1"/>
    </style:style>
    <style:style style:name="T34" style:family="text">
      <style:text-properties officeooo:rsid="0132123f"/>
    </style:style>
    <style:style style:name="T35" style:family="text">
      <style:text-properties officeooo:rsid="0132da62"/>
    </style:style>
    <style:style style:name="T36" style:family="text">
      <style:text-properties officeooo:rsid="01355632"/>
    </style:style>
    <style:style style:name="T37" style:family="text">
      <style:text-properties officeooo:rsid="01372819"/>
    </style:style>
    <style:style style:name="T38" style:family="text">
      <style:text-properties officeooo:rsid="0138e735"/>
    </style:style>
    <style:style style:name="T39" style:family="text">
      <style:text-properties officeooo:rsid="013be199"/>
    </style:style>
    <style:style style:name="T40" style:family="text">
      <style:text-properties officeooo:rsid="014148f8"/>
    </style:style>
    <style:style style:name="T41" style:family="text">
      <style:text-properties officeooo:rsid="0142786e"/>
    </style:style>
    <style:style style:name="T42" style:family="text">
      <style:text-properties officeooo:rsid="01469b9c"/>
    </style:style>
    <style:style style:name="T43" style:family="text">
      <style:text-properties officeooo:rsid="014848aa"/>
    </style:style>
    <style:style style:name="T44" style:family="text">
      <style:text-properties officeooo:rsid="0149cccf"/>
    </style:style>
    <style:style style:name="T45" style:family="text">
      <style:text-properties officeooo:rsid="014b1de6"/>
    </style:style>
    <style:style style:name="T46" style:family="text">
      <style:text-properties officeooo:rsid="014db189"/>
    </style:style>
    <style:style style:name="T47" style:family="text">
      <style:text-properties officeooo:rsid="0150949f"/>
    </style:style>
    <style:style style:name="T48" style:family="text">
      <style:text-properties officeooo:rsid="0150ac34"/>
    </style:style>
    <style:style style:name="T49" style:family="text">
      <style:text-properties officeooo:rsid="0157aee4"/>
    </style:style>
    <style:style style:name="T50" style:family="text">
      <style:text-properties officeooo:rsid="015cd670"/>
    </style:style>
    <style:style style:name="T51" style:family="text">
      <style:text-properties style:text-position="super 58%"/>
    </style:style>
    <style:style style:name="T52" style:family="text">
      <style:text-properties officeooo:rsid="0161e2d6"/>
    </style:style>
    <style:style style:name="T53" style:family="text">
      <style:text-properties fo:color="#18a303" loext:opacity="100%" fo:language="fr" fo:country="FR" fo:font-weight="bold" style:font-weight-asian="bold" style:font-weight-complex="bold"/>
    </style:style>
    <style:style style:name="T54" style:family="text">
      <style:text-properties officeooo:rsid="01728082"/>
    </style:style>
    <style:style style:name="T55" style:family="text">
      <style:text-properties officeooo:rsid="0178b1e7"/>
    </style:style>
    <style:style style:name="T56" style:family="text">
      <style:text-properties officeooo:rsid="017a4955"/>
    </style:style>
    <style:style style:name="T57" style:family="text">
      <style:text-properties officeooo:rsid="0186a869"/>
    </style:style>
    <style:style style:name="T58" style:family="text">
      <style:text-properties officeooo:rsid="0189b2a8"/>
    </style:style>
    <style:style style:name="T59" style:family="text">
      <style:text-properties officeooo:rsid="018bddd3"/>
    </style:style>
    <style:style style:name="T60" style:family="text">
      <style:text-properties officeooo:rsid="018be7d2"/>
    </style:style>
    <style:style style:name="T61" style:family="text">
      <style:text-properties officeooo:rsid="018d9a2a"/>
    </style:style>
    <style:style style:name="T62" style:family="text">
      <style:text-properties officeooo:rsid="019127a2"/>
    </style:style>
    <style:style style:name="T63" style:family="text">
      <style:text-properties officeooo:rsid="019ddbf3"/>
    </style:style>
    <style:style style:name="T64" style:family="text">
      <style:text-properties officeooo:rsid="0173a293"/>
    </style:style>
    <style:style style:name="T65" style:family="text">
      <style:text-properties officeooo:rsid="01acee91"/>
    </style:style>
    <style:style style:name="T66" style:family="text">
      <style:text-properties officeooo:rsid="01afec6a"/>
    </style:style>
    <style:style style:name="T67" style:family="text">
      <style:text-properties officeooo:rsid="01b759db"/>
    </style:style>
    <style:style style:name="T68" style:family="text">
      <style:text-properties officeooo:rsid="01b973f0"/>
    </style:style>
    <style:style style:name="T69" style:family="text">
      <style:text-properties officeooo:rsid="01c5f285"/>
    </style:style>
    <style:style style:name="T70" style:family="text">
      <style:text-properties officeooo:rsid="01ca332f"/>
    </style:style>
    <style:style style:name="T71" style:family="text">
      <style:text-properties officeooo:rsid="01ca70e9"/>
    </style:style>
    <style:style style:name="T72" style:family="text">
      <style:text-properties fo:language="fr" fo:country="FR"/>
    </style:style>
    <style:style style:name="T73" style:family="text">
      <style:text-properties fo:language="fr" fo:country="FR" officeooo:rsid="00a65157"/>
    </style:style>
    <style:style style:name="T74" style:family="text">
      <style:text-properties fo:language="fr" fo:country="FR" fo:font-weight="bold" style:font-weight-asian="bold" style:font-weight-complex="bold"/>
    </style:style>
    <style:style style:name="T75" style:family="text">
      <style:text-properties officeooo:rsid="01cd5280"/>
    </style:style>
    <style:style style:name="T76" style:family="text">
      <style:text-properties officeooo:rsid="01ce3e14"/>
    </style:style>
    <style:style style:name="T77" style:family="text">
      <style:text-properties officeooo:rsid="01cfb6ec"/>
    </style:style>
    <style:style style:name="T78" style:family="text">
      <style:text-properties officeooo:rsid="01d22e12"/>
    </style:style>
    <style:style style:name="T79" style:family="text">
      <style:text-properties officeooo:rsid="01d2ae00"/>
    </style:style>
    <style:style style:name="T80" style:family="text">
      <style:text-properties officeooo:rsid="01d34a20"/>
    </style:style>
    <style:style style:name="T81" style:family="text">
      <style:text-properties officeooo:rsid="01d40668"/>
    </style:style>
    <style:style style:name="T82" style:family="text">
      <style:text-properties fo:color="#c9211e" loext:opacity="100%"/>
    </style:style>
    <style:style style:name="T83" style:family="text">
      <style:text-properties fo:color="#023f62" loext:opacity="100%" fo:language="fr" fo:country="FR" fo:font-weight="bold" style:font-weight-asian="bold" style:font-weight-complex="bold"/>
    </style:style>
    <style:style style:name="T84" style:family="text">
      <style:text-properties fo:color="#023f62" loext:opacity="100%" fo:language="fr" fo:country="FR" fo:font-weight="bold" officeooo:rsid="01dd1334" style:font-weight-asian="bold" style:font-weight-complex="bold"/>
    </style:style>
    <style:style style:name="T85" style:family="text">
      <style:text-properties officeooo:rsid="01dffc56"/>
    </style:style>
    <style:style style:name="T86" style:family="text">
      <style:text-properties officeooo:rsid="01e18f92"/>
    </style:style>
    <style:style style:name="T87" style:family="text">
      <style:text-properties officeooo:rsid="01e34b95"/>
    </style:style>
    <style:style style:name="T88" style:family="text">
      <style:text-properties officeooo:rsid="01e54639"/>
    </style:style>
    <style:style style:name="T89" style:family="text">
      <style:text-properties officeooo:rsid="01ea0da1"/>
    </style:style>
    <style:style style:name="T90" style:family="text">
      <style:text-properties officeooo:rsid="01ed44d7"/>
    </style:style>
    <style:style style:name="T91" style:family="text">
      <style:text-properties officeooo:rsid="01eec0dc"/>
    </style:style>
    <style:style style:name="T92" style:family="text">
      <style:text-properties officeooo:rsid="01f1ad60"/>
    </style:style>
    <style:style style:name="T93" style:family="text">
      <style:text-properties officeooo:rsid="01f2298c"/>
    </style:style>
    <style:style style:name="T94" style:family="text">
      <style:text-properties officeooo:rsid="01f426a5"/>
    </style:style>
    <style:style style:name="T95" style:family="text">
      <style:text-properties officeooo:rsid="01f5b525"/>
    </style:style>
    <style:style style:name="T96" style:family="text">
      <style:text-properties officeooo:rsid="01f710bd"/>
    </style:style>
    <style:style style:name="T97" style:family="text">
      <style:text-properties officeooo:rsid="01f7802c"/>
    </style:style>
    <style:style style:name="T98" style:family="text">
      <style:text-properties officeooo:rsid="01f84671"/>
    </style:style>
    <style:style style:name="T99" style:family="text">
      <style:text-properties officeooo:rsid="01fb49ef"/>
    </style:style>
    <style:style style:name="T100" style:family="text">
      <style:text-properties officeooo:rsid="01fcba34"/>
    </style:style>
    <style:style style:name="T101" style:family="text">
      <style:text-properties officeooo:rsid="01fce26f"/>
    </style:style>
    <style:style style:name="T102" style:family="text">
      <style:text-properties officeooo:rsid="01fd6d78"/>
    </style:style>
    <style:style style:name="T103" style:family="text">
      <style:text-properties officeooo:rsid="01fe0861"/>
    </style:style>
    <style:style style:name="T104" style:family="text">
      <style:text-properties officeooo:rsid="020143fb"/>
    </style:style>
    <style:style style:name="T105" style:family="text">
      <style:text-properties officeooo:rsid="0202be2a"/>
    </style:style>
    <style:style style:name="T106" style:family="text">
      <style:text-properties officeooo:rsid="020506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2"/>
      <text:p text:style-name="P243">DOLIST 202<text:span text:style-name="T1">20701 00:00</text:span></text:p>
      <text:p text:style-name="P212"/>
      <text:p text:style-name="P213"/>
      <text:p text:style-name="P213">→<text:span text:style-name="T32"> </text:span><text:span text:style-name="T59">1) </text:span><text:span text:style-name="T32">Terminale Spé Maths<text:tab/><text:tab/><text:tab/>: 1 x 6,0 h</text:span></text:p>
      <text:p text:style-name="P214">→<text:span text:style-name="T30"> </text:span><text:span text:style-name="T59">2) </text:span><text:span text:style-name="T30">Première Spé Maths<text:tab/><text:tab/><text:tab/>: </text:span><text:span text:style-name="T31">1 x 4,0 h</text:span></text:p>
      <text:p text:style-name="P215">→<text:span text:style-name="T30"> </text:span><text:span text:style-name="T60">3) </text:span><text:span text:style-name="T30">Première Spé NSI<text:tab/><text:tab/><text:tab/>: </text:span><text:span text:style-name="T31">1 x 4,0 h</text:span></text:p>
      <text:p text:style-name="P216">→<text:span text:style-name="T32"> </text:span><text:span text:style-name="T61">4) </text:span><text:span text:style-name="T32">Terminale Maths complémentaire <text:tab/>: 1 x 3,0 h</text:span></text:p>
      <text:p text:style-name="P215">→<text:span text:style-name="T30"> </text:span><text:span text:style-name="T61">5) </text:span><text:span text:style-name="T30">Première Option Maths<text:tab/><text:tab/><text:tab/>; </text:span><text:span text:style-name="T31">1 x 1,5 h</text:span></text:p>
      <text:p text:style-name="P213">→<text:span text:style-name="T32"> </text:span><text:span text:style-name="T61">6) </text:span><text:span text:style-name="T32">Terminale Ens. Scientifique<text:tab/><text:tab/>: 5 x 0,5 h</text:span></text:p>
      <text:p text:style-name="P217"/>
      <text:p text:style-name="P213">→<text:span text:style-name="T33"> Pondération</text:span></text:p>
      <text:p text:style-name="P213">→<text:span text:style-name="T33"> Pondération CPGE<text:tab/><text:tab/><text:tab/>: 1 x 1,0 h</text:span></text:p>
      <text:p text:style-name="P218"/>
      <text:p text:style-name="P2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187939369936">
          <table:table-cell table:style-name="Tableau1.A1" office:value-type="string">
            <text:p text:style-name="P250">Date-Heure</text:p>
          </table:table-cell>
          <table:table-cell table:style-name="Tableau1.A1" office:value-type="string">
            <text:p text:style-name="P251">Désignations</text:p>
          </table:table-cell>
          <table:table-cell table:style-name="Tableau1.C1" office:value-type="string">
            <text:p text:style-name="P252">Observations</text:p>
          </table:table-cell>
        </table:table-row>
        <table:table-row table:style-name="TableLine94187940104992">
          <table:table-cell table:style-name="Tableau1.A2" office:value-type="string">
            <text:p text:style-name="P96">202<text:span text:style-name="T1">2</text:span>0<text:span text:style-name="T2">611</text:span>-<text:span text:style-name="T2">15</text:span><text:span text:style-name="T1">:</text:span><text:span text:style-name="T2">45</text:span></text:p>
          </table:table-cell>
          <table:table-cell table:style-name="Tableau1.A2" office:value-type="string">
            <text:p text:style-name="P97">In<text:span text:style-name="T1">itialisation </text:span><text:span text:style-name="T2">de Python &amp; visual studio code</text:span></text:p>
          </table:table-cell>
          <table:table-cell table:style-name="Tableau1.C2" office:value-type="string">
            <text:p text:style-name="P96"><text:span text:style-name="T2">OK</text:span> <text:s text:c="21"/></text:p>
          </table:table-cell>
        </table:table-row>
        <table:table-row table:style-name="TableLine94187940106928">
          <table:table-cell table:style-name="Tableau1.A2" office:value-type="string">
            <text:p text:style-name="P98">20220<text:span text:style-name="T3">6</text:span>13-08:00</text:p>
          </table:table-cell>
          <table:table-cell table:style-name="Tableau1.A2" office:value-type="string">
            <text:p text:style-name="P99">Entraînement grand oral Mats avec Mme Cahouzac ( Observateur )</text:p>
          </table:table-cell>
          <table:table-cell table:style-name="Tableau1.C2" office:value-type="string">
            <text:p text:style-name="P98">0K</text:p>
          </table:table-cell>
        </table:table-row>
        <table:table-row table:style-name="TableLine94187940107760">
          <table:table-cell table:style-name="Tableau1.A2" office:value-type="string">
            <text:p text:style-name="P100">20220613-15:30</text:p>
          </table:table-cell>
          <table:table-cell table:style-name="Tableau1.A2" office:value-type="string">
            <text:p text:style-name="P101">Réunion d’enseignement (Equipe de Maths )</text:p>
          </table:table-cell>
          <table:table-cell table:style-name="Tableau1.C2" office:value-type="string">
            <text:p text:style-name="P100">OK→ 23h<text:span text:style-name="T62">=</text:span> <text:s/><text:span text:style-name="T62">21 C + 2P <text:s/>( 5 HSA)</text:span></text:p>
          </table:table-cell>
        </table:table-row>
        <table:table-row table:style-name="TableLine94187940108704">
          <table:table-cell table:style-name="Tableau1.A2" office:value-type="string">
            <text:p text:style-name="P102">0220615-08:30</text:p>
          </table:table-cell>
          <table:table-cell table:style-name="Tableau1.A2" office:value-type="string">
            <text:p text:style-name="P103">Surveillance examen ( LPO de SADA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94187940109728">
          <table:table-cell table:style-name="Tableau1.A2" office:value-type="string">
            <text:p text:style-name="P102">0220616-13:00</text:p>
          </table:table-cell>
          <table:table-cell table:style-name="Tableau1.A2" office:value-type="string">
            <text:p text:style-name="P103">Réunion (équipe de Maths) pour la préparation grande école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94187940110624">
          <table:table-cell table:style-name="Tableau1.A2" office:value-type="string">
            <text:p text:style-name="P102">0220616-14:00</text:p>
          </table:table-cell>
          <table:table-cell table:style-name="Tableau1.A2" office:value-type="string">
            <text:p text:style-name="P103">Surveillance examen ( LPO de SADA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94187940111568">
          <table:table-cell table:style-name="Tableau1.A2" office:value-type="string">
            <text:p text:style-name="P105">20220620-07:30</text:p>
          </table:table-cell>
          <table:table-cell table:style-name="Tableau1.A2" office:value-type="string">
            <text:p text:style-name="P106">Grand oral<text:span text:style-name="T4">e</text:span> Mathématiques ( LPO d’Acoua 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94187940112512">
          <table:table-cell table:style-name="Tableau1.A2" office:value-type="string">
            <text:p text:style-name="P105">20220621-07:30</text:p>
          </table:table-cell>
          <table:table-cell table:style-name="Tableau1.A2" office:value-type="string">
            <text:p text:style-name="P106">Grand oral<text:span text:style-name="T4">e </text:span>Mathématiques ( LPO d’Acoua )</text:p>
          </table:table-cell>
          <table:table-cell table:style-name="Tableau1.C2" office:value-type="string">
            <text:p text:style-name="P104">OK</text:p>
          </table:table-cell>
        </table:table-row>
        <table:table-row table:style-name="TableLine94187940113376">
          <table:table-cell table:style-name="Tableau1.A2" office:value-type="string">
            <text:p text:style-name="P107">20220622-09:45</text:p>
          </table:table-cell>
          <table:table-cell table:style-name="Tableau1.A2" office:value-type="string">
            <text:p text:style-name="P108">Contacté par Mr MERCIER (IA-IPR Mathématique)</text:p>
          </table:table-cell>
          <table:table-cell table:style-name="Tableau1.C2" office:value-type="string">
            <text:p text:style-name="P107">Pour un oral de rattrapage BAC</text:p>
          </table:table-cell>
        </table:table-row>
        <table:table-row table:style-name="TableLine94187940114320">
          <table:table-cell table:style-name="Tableau1.A2" office:value-type="string">
            <text:p text:style-name="P109">20220622 10:00</text:p>
          </table:table-cell>
          <table:table-cell table:style-name="Tableau1.A2" office:value-type="string">
            <text:p text:style-name="P204">Téléchargement d’ubuntu ( Linux ) </text:p>
          </table:table-cell>
          <table:table-cell table:style-name="Tableau1.C2" office:value-type="string">
            <text:p text:style-name="P110">OK – <text:span text:style-name="T5">sur clé USB</text:span></text:p>
          </table:table-cell>
        </table:table-row>
        <table:table-row table:style-name="TableLine94187940115264">
          <table:table-cell table:style-name="Tableau1.A2" office:value-type="string">
            <text:p text:style-name="P109">20220623 07:00</text:p>
          </table:table-cell>
          <table:table-cell table:style-name="Tableau1.A2" office:value-type="string">
            <text:p text:style-name="P205">RDV CHM de Mramadoudou <text:span text:style-name="T6">( Résultat: consulter dans 15 jours )</text:span></text:p>
          </table:table-cell>
          <table:table-cell table:style-name="Tableau1.C2" office:value-type="string">
            <text:p text:style-name="P111">OK</text:p>
          </table:table-cell>
        </table:table-row>
        <table:table-row table:style-name="TableLine94187940116208">
          <table:table-cell table:style-name="Tableau1.A2" office:value-type="string">
            <text:p text:style-name="P112">20220624 10:45</text:p>
          </table:table-cell>
          <table:table-cell table:style-name="Tableau1.A2" office:value-type="string">
            <text:p text:style-name="P113">Entretien bilan pour Junior</text:p>
          </table:table-cell>
          <table:table-cell table:style-name="Tableau1.C2" office:value-type="string">
            <text:p text:style-name="P112">OK</text:p>
          </table:table-cell>
        </table:table-row>
        <text:soft-page-break/>
        <table:table-row table:style-name="TableLine94187940117152">
          <table:table-cell table:style-name="Tableau1.A2" office:value-type="string">
            <text:p text:style-name="P112">20220624 12:55</text:p>
          </table:table-cell>
          <table:table-cell table:style-name="Tableau1.A2" office:value-type="string">
            <text:p text:style-name="P206">Virement pour facture SMAE (145,41 € )</text:p>
          </table:table-cell>
          <table:table-cell table:style-name="Tableau1.C2" office:value-type="string">
            <text:p text:style-name="P112">OK</text:p>
          </table:table-cell>
        </table:table-row>
        <table:table-row table:style-name="TableLine94187940118096">
          <table:table-cell table:style-name="Tableau1.A2" office:value-type="string">
            <text:p text:style-name="P114">20220624 13:10</text:p>
          </table:table-cell>
          <table:table-cell table:style-name="Tableau1.A2" office:value-type="string">
            <text:p text:style-name="P116">Virement du Loyer de Juillet 2022</text:p>
          </table:table-cell>
          <table:table-cell table:style-name="Tableau1.C2" office:value-type="string">
            <text:p text:style-name="P115">OK</text:p>
          </table:table-cell>
        </table:table-row>
        <table:table-row table:style-name="TableLine94187940119040">
          <table:table-cell table:style-name="Tableau1.A2" office:value-type="string">
            <text:p text:style-name="P117">20220624 13:50</text:p>
          </table:table-cell>
          <table:table-cell table:style-name="Tableau1.A2" office:value-type="string">
            <text:p text:style-name="P119">Virement remboursement Martial ( 600 € = PC 400 € + 200 € ) </text:p>
          </table:table-cell>
          <table:table-cell table:style-name="Tableau1.C2" office:value-type="string">
            <text:p text:style-name="P118">OK</text:p>
          </table:table-cell>
        </table:table-row>
        <table:table-row table:style-name="TableLine94187940119984">
          <table:table-cell table:style-name="Tableau1.A2" office:value-type="string">
            <text:p text:style-name="P120">20220624 14:30</text:p>
          </table:table-cell>
          <table:table-cell table:style-name="Tableau1.A2" office:value-type="string">
            <text:p text:style-name="P122">Virement Nadjima ( Provision carburant de 80 € )</text:p>
          </table:table-cell>
          <table:table-cell table:style-name="Tableau1.C2" office:value-type="string">
            <text:p text:style-name="P121">OK</text:p>
          </table:table-cell>
        </table:table-row>
        <table:table-row table:style-name="TableLine94187940120928">
          <table:table-cell table:style-name="Tableau1.A2" office:value-type="string">
            <text:p text:style-name="P123">2022062<text:span text:style-name="T16">4</text:span> <text:span text:style-name="T16">15</text:span>:<text:span text:style-name="T16">3</text:span>0</text:p>
          </table:table-cell>
          <table:table-cell table:style-name="Tableau1.A2" office:value-type="string">
            <text:p text:style-name="P125">Attestation hébergement + facture SOGEA + CI <text:s/></text:p>
          </table:table-cell>
          <table:table-cell table:style-name="Tableau1.C2" office:value-type="string">
            <text:p text:style-name="P126">0K</text:p>
          </table:table-cell>
        </table:table-row>
        <table:table-row table:style-name="TableLine94187940121872">
          <table:table-cell table:style-name="Tableau1.A2" office:value-type="string">
            <text:p text:style-name="P123">2022062<text:span text:style-name="T7">4</text:span> 1<text:span text:style-name="T16">6</text:span>:00</text:p>
          </table:table-cell>
          <table:table-cell table:style-name="Tableau1.A2" office:value-type="string">
            <text:p text:style-name="P124">Constitution, scan, impression et envoie dossier CNAPS de Nadjima</text:p>
          </table:table-cell>
          <table:table-cell table:style-name="Tableau1.C2" office:value-type="string">
            <text:p text:style-name="P126">OK</text:p>
          </table:table-cell>
        </table:table-row>
        <table:table-row table:style-name="TableLine94187940122816">
          <table:table-cell table:style-name="Tableau1.A2" office:value-type="string">
            <text:p text:style-name="P123">20220625 1<text:span text:style-name="T17">9</text:span>:00</text:p>
          </table:table-cell>
          <table:table-cell table:style-name="Tableau1.A2" office:value-type="string">
            <text:p text:style-name="P127">Mettre à jour <text:s/>CV Michel</text:p>
          </table:table-cell>
          <table:table-cell table:style-name="Tableau1.C2" office:value-type="string">
            <text:p text:style-name="P128">PK – envoyé à Martial</text:p>
          </table:table-cell>
        </table:table-row>
        <table:table-row table:style-name="TableLine94187940123760">
          <table:table-cell table:style-name="Tableau1.A2" office:value-type="string">
            <text:p text:style-name="P129">20220626 12:00</text:p>
          </table:table-cell>
          <table:table-cell table:style-name="Tableau1.A2" office:value-type="string">
            <text:p text:style-name="P131">Préparation cours “Fonctions de références”</text:p>
          </table:table-cell>
          <table:table-cell table:style-name="Tableau1.C2" office:value-type="string">
            <text:p text:style-name="P130">OK – Niveau PREMIERE</text:p>
          </table:table-cell>
        </table:table-row>
        <table:table-row table:style-name="TableLine94187940124704">
          <table:table-cell table:style-name="Tableau1.A2" office:value-type="string">
            <text:p text:style-name="P132">2022062<text:span text:style-name="T18">7</text:span> <text:span text:style-name="T19">08</text:span>:<text:span text:style-name="T19">1</text:span>0</text:p>
          </table:table-cell>
          <table:table-cell table:style-name="Tableau1.A2" office:value-type="string">
            <text:p text:style-name="P133">CNI et Passeport de Junior <text:span text:style-name="T20">(pré-demande)</text:span></text:p>
          </table:table-cell>
          <table:table-cell table:style-name="Tableau1.C2" office:value-type="string">
            <text:p text:style-name="P134">Connexion ANTS Ok</text:p>
            <text:p text:style-name="P134">- CNI de Junior </text:p>
            <text:p text:style-name="P134">- Passeport de Junior </text:p>
          </table:table-cell>
        </table:table-row>
        <table:table-row table:style-name="TableLine94187940125648">
          <table:table-cell table:style-name="Tableau1.A2" office:value-type="string">
            <text:p text:style-name="P201">2022062<text:span text:style-name="T18">7</text:span> 1<text:span text:style-name="T21">0</text:span>:<text:span text:style-name="T21">4</text:span>0</text:p>
          </table:table-cell>
          <table:table-cell table:style-name="Tableau1.A2" office:value-type="string">
            <text:p text:style-name="P202"><text:span text:style-name="T21">Ouverture </text:span>Compte LA BANQUE POSTALE <text:span text:style-name="T21">en ligne.</text:span></text:p>
          </table:table-cell>
          <table:table-cell table:style-name="Tableau1.C2" office:value-type="string">
            <text:p text:style-name="P203">OK- En attente de vérification ( 24 h)</text:p>
          </table:table-cell>
        </table:table-row>
        <table:table-row table:style-name="TableLine94187940126592">
          <table:table-cell table:style-name="Tableau1.A2" office:value-type="string">
            <text:p text:style-name="P201">2022062<text:span text:style-name="T28">9</text:span> 1<text:span text:style-name="T28">8</text:span>:<text:span text:style-name="T28">0</text:span>0</text:p>
          </table:table-cell>
          <table:table-cell table:style-name="Tableau1.A2" office:value-type="string">
            <text:p text:style-name="P202">Compte LA BANQUE POSTALE </text:p>
          </table:table-cell>
          <table:table-cell table:style-name="Tableau1.C2" office:value-type="string">
            <text:p text:style-name="P135">OK – Attente de CB et code</text:p>
          </table:table-cell>
        </table:table-row>
        <table:table-row table:style-name="TableLine94187940127536">
          <table:table-cell table:style-name="Tableau1.A2" office:value-type="string">
            <text:p text:style-name="P129">20220<text:span text:style-name="T34">701</text:span> <text:span text:style-name="T29">08</text:span>:00</text:p>
          </table:table-cell>
          <table:table-cell table:style-name="Tableau1.A2" office:value-type="string">
            <text:p text:style-name="P207">Payer le mécanicien ( <text:span text:style-name="T34">80</text:span> € <text:s/>à Mbouini )</text:p>
          </table:table-cell>
          <table:table-cell table:style-name="Tableau1.C2" office:value-type="string">
            <text:p text:style-name="P136">OK</text:p>
          </table:table-cell>
        </table:table-row>
        <table:table-row table:style-name="TableLine94187940128480">
          <table:table-cell table:style-name="Tableau1.A2" office:value-type="string">
            <text:p text:style-name="P129">20220<text:span text:style-name="T34">701</text:span> <text:span text:style-name="T36">1</text:span><text:span text:style-name="T29">8</text:span>:00</text:p>
          </table:table-cell>
          <table:table-cell table:style-name="Tableau1.A2" office:value-type="string">
            <text:p text:style-name="P208">E-mail de candidature au poste en M.E.L.C </text:p>
          </table:table-cell>
          <table:table-cell table:style-name="Tableau1.C2" office:value-type="string">
            <text:p text:style-name="P136">OK</text:p>
          </table:table-cell>
        </table:table-row>
        <table:table-row table:style-name="TableLine94187940129424">
          <table:table-cell table:style-name="Tableau1.A2" office:value-type="string">
            <text:p text:style-name="P137">20220709 09:30</text:p>
          </table:table-cell>
          <table:table-cell table:style-name="Tableau1.A2" office:value-type="string">
            <text:p text:style-name="P139">Récupération de la CB POSTALE KANI-KELI</text:p>
          </table:table-cell>
          <table:table-cell table:style-name="Tableau1.C2" office:value-type="string">
            <text:p text:style-name="P138">OK</text:p>
          </table:table-cell>
        </table:table-row>
        <table:table-row table:style-name="TableLine94187940130368">
          <table:table-cell table:style-name="Tableau1.A2" office:value-type="string">
            <text:p text:style-name="P137">20220709 10:30</text:p>
          </table:table-cell>
          <table:table-cell table:style-name="Tableau1.A2" office:value-type="string">
            <text:p text:style-name="P209">Photo d’identité de Junior ( CHIRONGUI )</text:p>
          </table:table-cell>
          <table:table-cell table:style-name="Tableau1.C2" office:value-type="string">
            <text:p text:style-name="P138">OK</text:p>
          </table:table-cell>
        </table:table-row>
        <table:table-row table:style-name="TableLine94187940131312">
          <table:table-cell table:style-name="Tableau1.A2" office:value-type="string">
            <text:p text:style-name="P140">20220710 08:00</text:p>
          </table:table-cell>
          <table:table-cell table:style-name="Tableau1.A2" office:value-type="string">
            <text:p text:style-name="P142">Aller au Parc de Passamainty et à Majikavo ( Junior ) </text:p>
          </table:table-cell>
          <table:table-cell table:style-name="Tableau1.C2" office:value-type="string">
            <text:p text:style-name="P141">OK</text:p>
          </table:table-cell>
        </table:table-row>
        <table:table-row table:style-name="TableLine94187940132256">
          <table:table-cell table:style-name="Tableau1.A2" office:value-type="string">
            <text:p text:style-name="P129">20220<text:span text:style-name="T35">7</text:span><text:span text:style-name="T37">11</text:span> <text:span text:style-name="T37">0</text:span><text:span text:style-name="T38">8</text:span>:<text:span text:style-name="T42">15</text:span></text:p>
          </table:table-cell>
          <table:table-cell table:style-name="Tableau1.A2" office:value-type="string">
            <text:p text:style-name="P210">Prendre rendez-vous pour CNI Junior (Mairie de CHIRONGUI)</text:p>
          </table:table-cell>
          <table:table-cell table:style-name="Tableau1.C2" office:value-type="string">
            <text:p text:style-name="P143"><text:span text:style-name="T43">OK - </text:span>RDV inutile. <text:span text:style-name="T44">(L, M, M et J )</text:span></text:p>
          </table:table-cell>
        </table:table-row>
        <table:table-row table:style-name="TableLine94187940133200">
          <table:table-cell table:style-name="Tableau1.A2" office:value-type="string">
            <text:p text:style-name="P129">20220<text:span text:style-name="T35">7</text:span><text:span text:style-name="T37">1</text:span><text:span text:style-name="T45">2</text:span> <text:span text:style-name="T45">1</text:span><text:span text:style-name="T46">3</text:span>:<text:span text:style-name="T39">3</text:span>0</text:p>
          </table:table-cell>
          <table:table-cell table:style-name="Tableau1.A2" office:value-type="string">
            <text:p text:style-name="P144">Demande de renvoi de l’identifiant de LABANQUEPOSTALE</text:p>
          </table:table-cell>
          <table:table-cell table:style-name="Tableau1.C2" office:value-type="string">
            <text:p text:style-name="P145">OK</text:p>
          </table:table-cell>
        </table:table-row>
        <table:table-row table:style-name="TableLine94187940134144">
          <table:table-cell table:style-name="Tableau1.A2" office:value-type="string">
            <text:p text:style-name="P147">20220712 14:00</text:p>
          </table:table-cell>
          <table:table-cell table:style-name="Tableau1.A2" office:value-type="string">
            <text:p text:style-name="P149"><text:span text:style-name="T40">Valider </text:span>La progression TMATHS-SPE <text:span text:style-name="T41">( </text:span><text:span text:style-name="T48">Cécile</text:span><text:span text:style-name="T41"> )</text:span></text:p>
          </table:table-cell>
          <table:table-cell table:style-name="Tableau1.C2" office:value-type="string">
            <text:p text:style-name="P148">OK</text:p>
          </table:table-cell>
        </table:table-row>
        <table:table-row table:style-name="TableLine94187940135088">
          <table:table-cell table:style-name="Tableau1.A2" office:value-type="string">
            <text:p text:style-name="P146">2022071<text:span text:style-name="T49">2</text:span><text:span text:style-name="T47"> </text:span><text:span text:style-name="T49">17</text:span>:<text:span text:style-name="T49">3</text:span>0</text:p>
          </table:table-cell>
          <table:table-cell table:style-name="Tableau1.A2" office:value-type="string">
            <text:p text:style-name="P150">Valider la progression 1MATHS-SPE (Dénis)</text:p>
          </table:table-cell>
          <table:table-cell table:style-name="Tableau1.C2" office:value-type="string">
            <text:p text:style-name="P151">OK</text:p>
          </table:table-cell>
        </table:table-row>
        <table:table-row table:style-name="TableLine94187940136032">
          <table:table-cell table:style-name="Tableau1.A2" office:value-type="string">
            <text:p text:style-name="P146">2022071<text:span text:style-name="T47">3 </text:span><text:span text:style-name="T50">12</text:span>:00</text:p>
          </table:table-cell>
          <table:table-cell table:style-name="Tableau1.A2" office:value-type="string">
            <text:p text:style-name="P152">Installation du logiciel GeoGebra</text:p>
          </table:table-cell>
          <table:table-cell table:style-name="Tableau1.C2" office:value-type="string">
            <text:p text:style-name="P153">OK</text:p>
          </table:table-cell>
        </table:table-row>
        <table:table-row table:style-name="TableLine94187940136976">
          <table:table-cell table:style-name="Tableau1.A2" office:value-type="string">
            <text:p text:style-name="P154">20<text:span text:style-name="T52">22</text:span>0813 13:00</text:p>
          </table:table-cell>
          <table:table-cell table:style-name="Tableau1.A2" office:value-type="string">
            <text:p text:style-name="P156">GeoGebra: Utilisation de curseurs pour une fonction, points, etc</text:p>
          </table:table-cell>
          <table:table-cell table:style-name="Tableau1.C2" office:value-type="string">
            <text:p text:style-name="P155">OK- polynôme du 2<text:span text:style-name="T51">nd</text:span> degré</text:p>
          </table:table-cell>
        </table:table-row>
        <text:soft-page-break/>
        <table:table-row table:style-name="TableLine94187940137920">
          <table:table-cell table:style-name="Tableau1.A2" office:value-type="string">
            <text:p text:style-name="P157">20220813 14:00</text:p>
          </table:table-cell>
          <table:table-cell table:style-name="Tableau1.A2" office:value-type="string">
            <text:p text:style-name="P2"><text:a xlink:type="simple" xlink:href="https://www.education.gouv.fr/bo/22/Hebdo27/MENE2218178A.htm" text:style-name="Internet_20_link" text:visited-style-name="Visited_20_Internet_20_Link"><text:span text:style-name="T53">https://www.education.gouv.fr/bo/22/Hebdo27/MENE2218178A.htm</text:span></text:a></text:p>
          </table:table-cell>
          <table:table-cell table:style-name="Tableau1.C2" office:value-type="string">
            <text:p text:style-name="P158">Programme 1MATHS-OPT (à revo)</text:p>
          </table:table-cell>
        </table:table-row>
        <table:table-row table:style-name="TableLine94187940138864">
          <table:table-cell table:style-name="Tableau1.A2" office:value-type="string">
            <text:p text:style-name="P159">20220716 09:00</text:p>
          </table:table-cell>
          <table:table-cell table:style-name="Tableau1.A2" office:value-type="string">
            <text:p text:style-name="P161">Réorganiser les e-mail reçu dans gmail</text:p>
          </table:table-cell>
          <table:table-cell table:style-name="Tableau1.C2" office:value-type="string">
            <text:p text:style-name="P160">OK</text:p>
          </table:table-cell>
        </table:table-row>
        <table:table-row table:style-name="TableLine94187940139808">
          <table:table-cell table:style-name="Tableau1.A2" office:value-type="string">
            <text:p text:style-name="P162">20220719 10:26</text:p>
          </table:table-cell>
          <table:table-cell table:style-name="Tableau1.A2" office:value-type="string">
            <text:p text:style-name="P164">Dépôt du demande de passeport de Junior – Mairie de Chirongui</text:p>
          </table:table-cell>
          <table:table-cell table:style-name="Tableau1.C2" office:value-type="string">
            <text:p text:style-name="P163">N° 976 050 122 G19 BLAKM</text:p>
          </table:table-cell>
        </table:table-row>
        <table:table-row table:style-name="TableLine94187940140752">
          <table:table-cell table:style-name="Tableau1.A2" office:value-type="string">
            <text:p text:style-name="P165">202207<text:span text:style-name="T54">20 10:00</text:span> <text:s/></text:p>
          </table:table-cell>
          <table:table-cell table:style-name="Tableau1.A2" office:value-type="string">
            <text:p text:style-name="P166">Préparation cours <text:span text:style-name="T63">SEQ01-</text:span>T<text:span text:style-name="T76">erminale </text:span>MATHS Spécialité</text:p>
          </table:table-cell>
          <table:table-cell table:style-name="Tableau1.C2" office:value-type="string">
            <text:p text:style-name="P168">OK</text:p>
          </table:table-cell>
        </table:table-row>
        <table:table-row table:style-name="TableLine94187940141696">
          <table:table-cell table:style-name="Tableau1.A2" office:value-type="string">
            <text:p text:style-name="P169">20220720 11:00</text:p>
          </table:table-cell>
          <table:table-cell table:style-name="Tableau1.A2" office:value-type="string">
            <text:p text:style-name="P171">Téléchargement vidéos (tuto calculatrices Lycée )</text:p>
          </table:table-cell>
          <table:table-cell table:style-name="Tableau1.C2" office:value-type="string">
            <text:p text:style-name="P170">OK</text:p>
          </table:table-cell>
        </table:table-row>
        <table:table-row table:style-name="TableLine94187940142640">
          <table:table-cell table:style-name="Tableau1.A2" office:value-type="string">
            <text:p text:style-name="P172">20220721 19:00</text:p>
          </table:table-cell>
          <table:table-cell table:style-name="Tableau1.A2" office:value-type="string">
            <text:p text:style-name="P174">Installation de Python </text:p>
          </table:table-cell>
          <table:table-cell table:style-name="Tableau1.C2" office:value-type="string">
            <text:p text:style-name="P173">OK</text:p>
          </table:table-cell>
        </table:table-row>
        <table:table-row table:style-name="TableLine94187940143584">
          <table:table-cell table:style-name="Tableau1.A2" office:value-type="string">
            <text:p text:style-name="P175">20220722 19:00</text:p>
          </table:table-cell>
          <table:table-cell table:style-name="Tableau1.A2" office:value-type="string">
            <text:p text:style-name="P166">Préparation cours <text:span text:style-name="T63">SEQ</text:span>01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176">OK</text:p>
          </table:table-cell>
        </table:table-row>
        <table:table-row table:style-name="TableLine94187940144528">
          <table:table-cell table:style-name="Tableau1.A2" office:value-type="string">
            <text:p text:style-name="P177">202207<text:span text:style-name="T57">2</text:span>4 16:00</text:p>
          </table:table-cell>
          <table:table-cell table:style-name="Tableau1.A2" office:value-type="string">
            <text:p text:style-name="P179">Installation d’ANACONDA - <text:span text:style-name="T58">Spyder</text:span></text:p>
          </table:table-cell>
          <table:table-cell table:style-name="Tableau1.C2" office:value-type="string">
            <text:p text:style-name="P178">OK</text:p>
          </table:table-cell>
        </table:table-row>
        <table:table-row table:style-name="TableLine94187940147536">
          <table:table-cell table:style-name="Tableau1.A2" office:value-type="string">
            <text:p text:style-name="P180">20220724 18:00</text:p>
          </table:table-cell>
          <table:table-cell table:style-name="Tableau1.A2" office:value-type="string">
            <text:p text:style-name="P182">Installation de Visual Studio Code</text:p>
          </table:table-cell>
          <table:table-cell table:style-name="Tableau1.C2" office:value-type="string">
            <text:p text:style-name="P181">OK</text:p>
          </table:table-cell>
        </table:table-row>
        <table:table-row table:style-name="TableLine94187940148480">
          <table:table-cell table:style-name="Tableau1.A2" office:value-type="string">
            <text:p text:style-name="P84">20220727 18:00</text:p>
          </table:table-cell>
          <table:table-cell table:style-name="Tableau1.A2" office:value-type="string">
            <text:p text:style-name="P83">Installation de GIT sous Linux</text:p>
          </table:table-cell>
          <table:table-cell table:style-name="Tableau1.C2" office:value-type="string">
            <text:p text:style-name="P183">OK</text:p>
          </table:table-cell>
        </table:table-row>
        <table:table-row table:style-name="TableLine94187940149424">
          <table:table-cell table:style-name="Tableau1.A2" office:value-type="string">
            <text:p text:style-name="P86">20220727 21:30</text:p>
          </table:table-cell>
          <table:table-cell table:style-name="Tableau1.A2" office:value-type="string">
            <text:p text:style-name="P85">S’assurer que GITHUB est encore actif</text:p>
          </table:table-cell>
          <table:table-cell table:style-name="Tableau1.C2" office:value-type="string">
            <text:p text:style-name="P87">OK</text:p>
          </table:table-cell>
        </table:table-row>
        <table:table-row table:style-name="TableLine94187940150368">
          <table:table-cell table:style-name="Tableau1.A2" office:value-type="string">
            <text:p text:style-name="P184">20220731 11:00</text:p>
          </table:table-cell>
          <table:table-cell table:style-name="Tableau1.A2" office:value-type="string">
            <text:p text:style-name="P88"><text:span text:style-name="T55">Préparation cours </text:span><text:span text:style-name="T63">SEQ</text:span><text:span text:style-name="T55">01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185">OK</text:p>
          </table:table-cell>
        </table:table-row>
        <table:table-row table:style-name="TableLine94187940151312">
          <table:table-cell table:style-name="Tableau1.A2" office:value-type="string">
            <text:p text:style-name="P90">20220809 11:00</text:p>
          </table:table-cell>
          <table:table-cell table:style-name="Tableau1.A2" office:value-type="string">
            <text:p text:style-name="P89">Renouvellement d’ordonnance ( Chiconi)</text:p>
          </table:table-cell>
          <table:table-cell table:style-name="Tableau1.C2" office:value-type="string">
            <text:p text:style-name="P91">OK</text:p>
          </table:table-cell>
        </table:table-row>
        <table:table-row table:style-name="TableLine94187940152256">
          <table:table-cell table:style-name="Tableau1.A2" office:value-type="string">
            <text:p text:style-name="P186">20220813 23:30</text:p>
          </table:table-cell>
          <table:table-cell table:style-name="Tableau1.A2" office:value-type="string">
            <text:p text:style-name="P188">Téléchargement des vidéo LibreOffice Base</text:p>
          </table:table-cell>
          <table:table-cell table:style-name="Tableau1.C2" office:value-type="string">
            <text:p text:style-name="P187">OK → DIVERS</text:p>
          </table:table-cell>
        </table:table-row>
        <table:table-row table:style-name="TableLine94187940153200">
          <table:table-cell table:style-name="Tableau1.A2" office:value-type="string">
            <text:p text:style-name="P93">20220814 00:30</text:p>
          </table:table-cell>
          <table:table-cell table:style-name="Tableau1.A2" office:value-type="string">
            <text:p text:style-name="P92">Réinstallation de LibreOffice</text:p>
          </table:table-cell>
          <table:table-cell table:style-name="Tableau1.C2" office:value-type="string">
            <text:p text:style-name="P94">OK</text:p>
          </table:table-cell>
        </table:table-row>
        <table:table-row table:style-name="TableLine94187940154144">
          <table:table-cell table:style-name="Tableau1.A2" office:value-type="string">
            <text:p text:style-name="P93">20220814 01:00</text:p>
          </table:table-cell>
          <table:table-cell table:style-name="Tableau1.A2" office:value-type="string">
            <text:p text:style-name="P95">Création de la base <text:span text:style-name="T70">PROGRESSION-2223,ODB</text:span></text:p>
          </table:table-cell>
          <table:table-cell table:style-name="Tableau1.C2" office:value-type="string">
            <text:p text:style-name="P94">OK ( vide )</text:p>
          </table:table-cell>
        </table:table-row>
        <table:table-row table:style-name="TableLine94187940155088">
          <table:table-cell table:style-name="Tableau1.A2" office:value-type="string">
            <text:p text:style-name="P93">20220814 01:10</text:p>
          </table:table-cell>
          <table:table-cell table:style-name="Tableau1.A2" office:value-type="string">
            <text:p text:style-name="P95">Création de la base COMPTABILITÉ-<text:span text:style-name="T70">2223,ODB</text:span></text:p>
          </table:table-cell>
          <table:table-cell table:style-name="Tableau1.C2" office:value-type="string">
            <text:p text:style-name="P94">OK ( vide )</text:p>
          </table:table-cell>
        </table:table-row>
        <table:table-row table:style-name="TableLine94187940156032">
          <table:table-cell table:style-name="Tableau1.A2" office:value-type="string">
            <text:p text:style-name="P189">20220814 14:00</text:p>
          </table:table-cell>
          <table:table-cell table:style-name="Tableau1.A2" office:value-type="string">
            <text:p text:style-name="P92"><text:span text:style-name="T71">Paramétrage </text:span>de LibreOffice <text:span text:style-name="T71">en Français</text:span></text:p>
          </table:table-cell>
          <table:table-cell table:style-name="Tableau1.C2" office:value-type="string">
            <text:p text:style-name="P190">OK</text:p>
          </table:table-cell>
        </table:table-row>
        <table:table-row table:style-name="TableLine94187940156976">
          <table:table-cell table:style-name="Tableau1.A2" office:value-type="string">
            <text:p text:style-name="P191">2022081<text:span text:style-name="T80">6</text:span> <text:span text:style-name="T75">1</text:span><text:span text:style-name="T80">4</text:span>:<text:span text:style-name="T80">1</text:span>0</text:p>
          </table:table-cell>
          <table:table-cell table:style-name="Tableau1.A2" office:value-type="string">
            <text:p text:style-name="P192">Écrire la lettre <text:span text:style-name="T80">pour CNAPS Réunion</text:span> (Nadjima)</text:p>
          </table:table-cell>
          <table:table-cell table:style-name="Tableau1.C2" office:value-type="string">
            <text:p text:style-name="P193"><text:span text:style-name="T80">OK- </text:span><text:span text:style-name="T69">Envoy</text:span><text:span text:style-name="T80">é</text:span><text:span text:style-name="T69"> à </text:span>Martial</text:p>
          </table:table-cell>
        </table:table-row>
        <table:table-row table:style-name="TableLine94187940157920">
          <table:table-cell table:style-name="Tableau1.A2" office:value-type="string">
            <text:p text:style-name="P194">20220817 13:20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5">Première</text:span><text:span text:style-name="T76"> </text:span>MATHS Spécialité <text:span text:style-name="T85">( 3 semaines)</text:span></text:p>
          </table:table-cell>
          <table:table-cell table:style-name="Tableau1.C2" office:value-type="string">
            <text:p text:style-name="P195">OK</text:p>
          </table:table-cell>
        </table:table-row>
        <table:table-row table:style-name="TableLine94187940158864">
          <table:table-cell table:style-name="Tableau1.A2" office:value-type="string">
            <text:p text:style-name="P196">20220817 14:00</text:p>
          </table:table-cell>
          <table:table-cell table:style-name="Tableau1.A2" office:value-type="string">
            <text:p text:style-name="P167"><text:span text:style-name="T85">Préparation </text:span><text:span text:style-name="T63">SEQ01-</text:span><text:span text:style-name="T86">Terminale</text:span><text:span text:style-name="T76"> </text:span>MATHS Spécialité <text:s/><text:span text:style-name="T88">( 1 semaine)</text:span></text:p>
          </table:table-cell>
          <table:table-cell table:style-name="Tableau1.C2" office:value-type="string">
            <text:p text:style-name="P197">OK</text:p>
          </table:table-cell>
        </table:table-row>
        <table:table-row table:style-name="TableLine94187940159808">
          <table:table-cell table:style-name="Tableau1.A2" office:value-type="string">
            <text:p text:style-name="P198">20220822 <text:span text:style-name="T92">08:00</text:span></text:p>
          </table:table-cell>
          <table:table-cell table:style-name="Tableau1.A2" office:value-type="string">
            <text:p text:style-name="P211">Pré-rentrée des <text:span text:style-name="T92">nouveaux </text:span>enseignants</text:p>
          </table:table-cell>
          <table:table-cell table:style-name="Tableau1.C2" office:value-type="string">
            <text:p text:style-name="P199">OK</text:p>
          </table:table-cell>
        </table:table-row>
        <table:table-row table:style-name="TableLine94187940160752">
          <table:table-cell table:style-name="Tableau1.A2" office:value-type="string">
            <text:p text:style-name="P198">20220823 <text:span text:style-name="T94">08:00</text:span></text:p>
          </table:table-cell>
          <table:table-cell table:style-name="Tableau1.A2" office:value-type="string">
            <text:p text:style-name="P211">Pré-rentrée des enseignants</text:p>
          </table:table-cell>
          <table:table-cell table:style-name="Tableau1.C2" office:value-type="string">
            <text:p text:style-name="P200">OK – Pb Affectation ( en attente)</text:p>
          </table:table-cell>
        </table:table-row>
        <table:table-row table:style-name="TableLine94187940161696">
          <table:table-cell table:style-name="Tableau1.A2" office:value-type="string">
            <text:p text:style-name="P198">20220824 <text:span text:style-name="T95">07:</text:span><text:span text:style-name="T106">30</text:span></text:p>
          </table:table-cell>
          <table:table-cell table:style-name="Tableau1.A2" office:value-type="string">
            <text:p text:style-name="P281">Entrée scolaire (Junior )</text:p>
          </table:table-cell>
          <table:table-cell table:style-name="Tableau1.C2" office:value-type="string">
            <text:p text:style-name="P282">OK</text:p>
          </table:table-cell>
        </table:table-row>
        <text:soft-page-break/>
        <table:table-row table:style-name="TableLine94187940162640">
          <table:table-cell table:style-name="Tableau1.A2" office:value-type="string">
            <text:p text:style-name="P40">202208<text:span text:style-name="T89">2</text:span><text:span text:style-name="T106">4</text:span> <text:span text:style-name="T106">14</text:span>:<text:span text:style-name="T106">30</text:span>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87">Première N.S.I 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63584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64528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65472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45"/>
          </table:table-cell>
        </table:table-row>
        <table:table-row table:style-name="TableLine94187940166416">
          <table:table-cell table:style-name="Tableau1.A2" office:value-type="string">
            <text:p text:style-name="P40">20<text:span text:style-name="T91">22</text:span>08<text:span text:style-name="T89">2</text:span><text:span text:style-name="T99">6</text:span> <text:span text:style-name="T99">12</text:span>:<text:span text:style-name="T99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87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67360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68304">
          <table:table-cell table:style-name="Tableau1.A2" office:value-type="string">
            <text:p text:style-name="P41">20<text:span text:style-name="T91">22</text:span>08<text:span text:style-name="T89">2</text:span><text:span text:style-name="T99">9</text:span> 0<text:span text:style-name="T100">7</text:span>:<text:span text:style-name="T99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97">Terminal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69248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70192">
          <table:table-cell table:style-name="Tableau1.A2" office:value-type="string">
            <text:p text:style-name="P40">20<text:span text:style-name="T91">22</text:span>08<text:span text:style-name="T101">30</text:span> <text:span text:style-name="T101">07</text:span>:0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2</text:span><text:span text:style-name="T63">-</text:span><text:span text:style-name="T103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71136">
          <table:table-cell table:style-name="Tableau1.A2" office:value-type="string">
            <text:p text:style-name="P40">202208<text:span text:style-name="T101">30</text:span> 1<text:span text:style-name="T102">3</text:span>:<text:span text:style-name="T101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2</text:span><text:span text:style-name="T63">-</text:span><text:span text:style-name="T87">Première N.S.I 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72080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73024">
          <table:table-cell table:style-name="Tableau1.A2" office:value-type="string">
            <text:p text:style-name="P40">20<text:span text:style-name="T91">22</text:span>08<text:span text:style-name="T102">31</text:span> <text:span text:style-name="T102">07</text:span>:0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4">2</text:span><text:span text:style-name="T63">-</text:span><text:span text:style-name="T97">Terminal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73968">
          <table:table-cell table:style-name="Tableau1.A2" office:value-type="string">
            <text:p text:style-name="P40">202208<text:span text:style-name="T102">31</text:span> 1<text:span text:style-name="T102">4</text:span>:<text:span text:style-name="T102">15</text:span>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86">Terminale</text:span><text:span text:style-name="T76"> </text:span>MATHS <text:span text:style-name="T86">Complémentaires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74912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75856">
          <table:table-cell table:style-name="Tableau1.A2" office:value-type="string">
            <text:p text:style-name="P40">20<text:span text:style-name="T91">22</text:span>0<text:span text:style-name="T103">901</text:span> <text:span text:style-name="T103">11</text:span>:<text:span text:style-name="T103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98">3</text:span><text:span text:style-name="T63">-</text:span><text:span text:style-name="T97">Terminal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76800">
          <table:table-cell table:style-name="Tableau1.A2" office:value-type="string">
            <text:p text:style-name="P40">20<text:span text:style-name="T91">22</text:span>0<text:span text:style-name="T103">901</text:span> <text:span text:style-name="T103">15</text:span>:<text:span text:style-name="T103">15</text:span>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3">2</text:span><text:span text:style-name="T63">-</text:span><text:span text:style-name="T86">Terminale</text:span><text:span text:style-name="T76"> </text:span>MATHS <text:span text:style-name="T86">Complémentaires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77744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78688">
          <table:table-cell table:style-name="Tableau1.A2" office:value-type="string">
            <text:p text:style-name="P40">20<text:span text:style-name="T91">22</text:span>0<text:span text:style-name="T103">902</text:span> <text:span text:style-name="T103">09</text:span>:<text:span text:style-name="T103">0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3">3</text:span><text:span text:style-name="T63">-</text:span><text:span text:style-name="T87">Première N.S.I 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79632">
          <table:table-cell table:style-name="Tableau1.A2" office:value-type="string">
            <text:p text:style-name="P42">20<text:span text:style-name="T91">22</text:span>0<text:span text:style-name="T103">902</text:span> <text:span text:style-name="T105">12</text:span>:<text:span text:style-name="T105">1</text:span>0</text:p>
          </table:table-cell>
          <table:table-cell table:style-name="Tableau1.A2" office:value-type="string">
            <text:p text:style-name="P25"><text:span text:style-name="T85">Préparation </text:span><text:span text:style-name="T63">SEQ0</text:span><text:span text:style-name="T103">3</text:span><text:span text:style-name="T63">-</text:span><text:span text:style-name="T87">Première</text:span><text:span text:style-name="T76"> </text:span>MATHS <text:span text:style-name="T96">Spécialité</text:span></text:p>
          </table:table-cell>
          <table:table-cell table:style-name="Tableau1.C2" office:value-type="string">
            <text:p text:style-name="P45">(QCM-COURS-EXERCICES)</text:p>
          </table:table-cell>
        </table:table-row>
        <table:table-row table:style-name="TableLine94187940180576"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26"/>
          </table:table-cell>
        </table:table-row>
        <table:table-row table:style-name="TableLine94187940181520">
          <table:table-cell table:style-name="Tableau1.A2" office:value-type="string">
            <text:p text:style-name="P266"/>
          </table:table-cell>
          <table:table-cell table:style-name="Tableau1.A2" office:value-type="string">
            <text:p text:style-name="P267"/>
          </table:table-cell>
          <table:table-cell table:style-name="Tableau1.C2" office:value-type="string">
            <text:p text:style-name="P268"/>
          </table:table-cell>
        </table:table-row>
        <table:table-row table:style-name="TableLine94187940182464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83408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84352"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9"/>
          </table:table-cell>
        </table:table-row>
        <text:soft-page-break/>
        <table:table-row table:style-name="TableLine94187940185296">
          <table:table-cell table:style-name="Tableau1.A2" office:value-type="string">
            <text:p text:style-name="P37">2022082<text:span text:style-name="T93">4</text:span> 1<text:span text:style-name="T92">0</text:span>:00</text:p>
          </table:table-cell>
          <table:table-cell table:style-name="Tableau1.A2" office:value-type="string">
            <text:p text:style-name="P38">Installation et paramétrage de l’imprimante</text:p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86240">
          <table:table-cell table:style-name="Tableau1.A2" office:value-type="string">
            <text:p text:style-name="P37">2022082<text:span text:style-name="T93">4</text:span> <text:span text:style-name="T92">11</text:span>:00</text:p>
          </table:table-cell>
          <table:table-cell table:style-name="Tableau1.A2" office:value-type="string">
            <text:p text:style-name="P38">Imprimer le document CNAPS de Nadjima</text:p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87184">
          <table:table-cell table:style-name="Tableau1.A2" office:value-type="string">
            <text:p text:style-name="P43">2022082<text:span text:style-name="T93">5</text:span> 1<text:span text:style-name="T92">1</text:span>:00</text:p>
          </table:table-cell>
          <table:table-cell table:style-name="Tableau1.A2" office:value-type="string">
            <text:p text:style-name="P44">Imprimante : hp-uiscan ( application installée )</text:p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45584">
          <table:table-cell table:style-name="Tableau1.A2" office:value-type="string">
            <text:p text:style-name="P39">2022082<text:span text:style-name="T93">5</text:span> 14:00</text:p>
          </table:table-cell>
          <table:table-cell table:style-name="Tableau1.A2" office:value-type="string">
            <text:p text:style-name="P22"><text:span text:style-name="T90">Révision Junior ; </text:span><text:a xlink:type="simple" xlink:href="https://fr.ixl.com/maths/gs" text:style-name="Internet_20_link" text:visited-style-name="Visited_20_Internet_20_Link">https://fr.ixl.com/maths/gs</text:a></text:p>
          </table:table-cell>
          <table:table-cell table:style-name="Tableau1.C2" office:value-type="string">
            <text:p text:style-name="P26"/>
          </table:table-cell>
        </table:table-row>
        <table:table-row table:style-name="TableLine94187940146528">
          <table:table-cell table:style-name="Tableau1.A2" office:value-type="string">
            <text:p text:style-name="P266">2022082<text:span text:style-name="T92">5</text:span> 18:00</text:p>
          </table:table-cell>
          <table:table-cell table:style-name="Tableau1.A2" office:value-type="string">
            <text:p text:style-name="P267">Payer la facture SMAE ( limite 23/08/2022) </text:p>
          </table:table-cell>
          <table:table-cell table:style-name="Tableau1.C2" office:value-type="string">
            <text:p text:style-name="P268"/>
          </table:table-cell>
        </table:table-row>
        <table:table-row table:style-name="TableLine94187940192128"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21"/>
          </table:table-cell>
        </table:table-row>
        <table:table-row table:style-name="TableLine94187940193072">
          <table:table-cell table:style-name="Tableau1.A2" office:value-type="string">
            <text:p text:style-name="P271">2022082<text:span text:style-name="T93">6</text:span> 10:00</text:p>
          </table:table-cell>
          <table:table-cell table:style-name="Tableau1.A2" office:value-type="string">
            <text:p text:style-name="P272"><text:span text:style-name="T81">Envoyé </text:span>la lettre <text:span text:style-name="T81">au</text:span><text:span text:style-name="T80"> CNAPS Réunion</text:span> (<text:span text:style-name="T81">au plus tard le 23/08/2022</text:span>)</text:p>
          </table:table-cell>
          <table:table-cell table:style-name="Tableau1.C2" office:value-type="string">
            <text:p text:style-name="P273"/>
          </table:table-cell>
        </table:table-row>
        <table:table-row table:style-name="TableLine9418794019401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32"/>
          </table:table-cell>
        </table:table-row>
        <table:table-row table:style-name="TableLine94187940194960">
          <table:table-cell table:style-name="Tableau1.A2" office:value-type="string">
            <text:p text:style-name="P36">20220830 18:00</text:p>
          </table:table-cell>
          <table:table-cell table:style-name="Tableau1.A2" office:value-type="string">
            <text:p text:style-name="P35">Vérifier la facture EDM </text:p>
          </table:table-cell>
          <table:table-cell table:style-name="Tableau1.C2" office:value-type="string">
            <text:p text:style-name="P32"/>
          </table:table-cell>
        </table:table-row>
        <table:table-row table:style-name="TableLine9418794019590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8">2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21"/>
          </table:table-cell>
        </table:table-row>
        <table:table-row table:style-name="TableLine9418794019684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4">Préparation <text:span text:style-name="T78">cours</text:span> <text:span text:style-name="T63">SEQ0</text:span><text:span text:style-name="T78">2</text:span><text:span text:style-name="T63">-</text:span>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31"/>
          </table:table-cell>
        </table:table-row>
        <table:table-row table:style-name="TableLine9418794019779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7"><text:span text:style-name="T55">Préparation</text:span><text:span text:style-name="T64"> </text:span><text:span text:style-name="T78">cours</text:span><text:span text:style-name="T64"> </text:span><text:span text:style-name="T63">SEQ0</text:span><text:span text:style-name="T78">2</text:span><text:span text:style-name="T63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32"/>
          </table:table-cell>
        </table:table-row>
        <table:table-row table:style-name="TableLine9418794019873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cours <text:span text:style-name="T63">SEQ0</text:span><text:span text:style-name="T78">2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9418794019968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8">Préparation cours <text:span text:style-name="T63">SEQ</text:span>0<text:span text:style-name="T78">2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9418794020062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"><text:span text:style-name="T56">Préparation cours </text:span><text:span text:style-name="T63">SEQ</text:span><text:span text:style-name="T56">0</text:span><text:span text:style-name="T78">2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9"/>
          </table:table-cell>
        </table:table-row>
        <table:table-row table:style-name="TableLine9418794020156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20251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Préparation <text:span text:style-name="T77">exercices</text:span> <text:span text:style-name="T63">SEQ0</text:span><text:span text:style-name="T78">2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26"/>
          </table:table-cell>
        </table:table-row>
        <table:table-row table:style-name="TableLine9418794020345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Préparation <text:span text:style-name="T77">exercices</text:span> <text:span text:style-name="T63">SEQ</text:span>0<text:span text:style-name="T78">2</text:span>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27"/>
          </table:table-cell>
        </table:table-row>
        <table:table-row table:style-name="TableLine9418794020440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"><text:span text:style-name="T55">Préparation </text:span><text:span text:style-name="T77">exercices</text:span><text:span text:style-name="T55"> </text:span><text:span text:style-name="T63">SEQ</text:span><text:span text:style-name="T55">0</text:span><text:span text:style-name="T78">2</text:span><text:span text:style-name="T55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28"/>
          </table:table-cell>
        </table:table-row>
        <table:table-row table:style-name="TableLine9418794020534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8">2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29"/>
          </table:table-cell>
        </table:table-row>
        <table:table-row table:style-name="TableLine9418794020628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8">2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30"/>
          </table:table-cell>
        </table:table-row>
        <table:table-row table:style-name="TableLine9418794020723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8">2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21"/>
          </table:table-cell>
        </table:table-row>
        <table:table-row table:style-name="TableLine9418794020817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4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209120">
          <table:table-cell table:style-name="Tableau1.A2" office:value-type="string">
            <text:p text:style-name="P40">20<text:span text:style-name="T91">22</text:span>082<text:span text:style-name="T93">5</text:span> 1<text:span text:style-name="T92">0</text:span>:00</text:p>
          </table:table-cell>
          <table:table-cell table:style-name="Tableau1.A2" office:value-type="string">
            <text:p text:style-name="P25"><text:span text:style-name="T85">Préparation </text:span><text:span text:style-name="T63">SEQ01-</text:span><text:span text:style-name="T86">Terminale</text:span><text:span text:style-name="T76"> </text:span><text:span text:style-name="T86">Enseignement </text:span>S<text:span text:style-name="T86">cientifique</text:span></text:p>
          </table:table-cell>
          <table:table-cell table:style-name="Tableau1.C2" office:value-type="string">
            <text:p text:style-name="P9"/>
          </table:table-cell>
        </table:table-row>
        <text:soft-page-break/>
        <table:table-row table:style-name="TableLine9418794021006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4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21100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9"/>
          </table:table-cell>
        </table:table-row>
        <table:table-row table:style-name="TableLine94187940211952">
          <table:table-cell table:style-name="Tableau1.A2" office:value-type="string">
            <text:p text:style-name="P253"/>
          </table:table-cell>
          <table:table-cell table:style-name="Tableau1.A2" office:value-type="string">
            <text:p text:style-name="P70">Demander à Sharmila une idée pour recuperer ma Nationalité avec le plus de discretion possible: objectif → Nationalité Malgache pour Junior en passant par moi ou directement.</text:p>
          </table:table-cell>
          <table:table-cell table:style-name="Tableau1.C2" office:value-type="string">
            <text:p text:style-name="P71"/>
          </table:table-cell>
        </table:table-row>
        <table:table-row table:style-name="TableLine94187940212896">
          <table:table-cell table:style-name="Tableau1.A2" office:value-type="string">
            <text:p text:style-name="P253"/>
          </table:table-cell>
          <table:table-cell table:style-name="Tableau1.A2" office:value-type="string">
            <text:p text:style-name="P254"/>
          </table:table-cell>
          <table:table-cell table:style-name="Tableau1.C2" office:value-type="string">
            <text:p text:style-name="P255"/>
          </table:table-cell>
        </table:table-row>
        <table:table-row table:style-name="TableLine94187940213840">
          <table:table-cell table:style-name="Tableau1.A2" office:value-type="string">
            <text:p text:style-name="P257">202208<text:span text:style-name="T78">22</text:span> 09:00</text:p>
          </table:table-cell>
          <table:table-cell table:style-name="Tableau1.A2" office:value-type="string">
            <text:p text:style-name="P258">Demander l’avis d’Olivier pour la retraite et reprendre une activité indep</text:p>
          </table:table-cell>
          <table:table-cell table:style-name="Tableau1.C2" office:value-type="string">
            <text:p text:style-name="P256">Mon intention:</text:p>
            <text:p text:style-name="P256">1) Prépartion pour solder ma retraite</text:p>
            <text:p text:style-name="P256">2) Continuer à travailler après la retraite ( Il semblerait qu’il est possible de continuer dans l’enseignement : particulièrement à Mayotte)</text:p>
          </table:table-cell>
        </table:table-row>
        <table:table-row table:style-name="TableLine94187940214784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3">Junior et Club de foot de KANI-KELI</text:p>
          </table:table-cell>
          <table:table-cell table:style-name="Tableau1.C2" office:value-type="string">
            <text:p text:style-name="P33">Acheter ( équipements de sports)</text:p>
          </table:table-cell>
        </table:table-row>
        <table:table-row table:style-name="TableLine94187940215728">
          <table:table-cell table:style-name="Tableau1.A2" office:value-type="string">
            <text:p text:style-name="P259">20220<text:span text:style-name="T68">1</text:span><text:span text:style-name="T69">5</text:span> 09:00</text:p>
          </table:table-cell>
          <table:table-cell table:style-name="Tableau1.A2" office:value-type="string">
            <text:p text:style-name="P260"><text:span text:style-name="T67">Se rendre à la </text:span><text:s/>bibliothèque de Choungui <text:span text:style-name="T66">(</text:span><text:span text:style-name="T67">pour Junior)</text:span></text:p>
          </table:table-cell>
          <table:table-cell table:style-name="Tableau1.C2" office:value-type="string">
            <text:p text:style-name="P261"/>
          </table:table-cell>
        </table:table-row>
        <table:table-row table:style-name="TableLine9418794021667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2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1761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4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18560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72">Système pour laver la voiture à domicile</text:p>
          </table:table-cell>
          <table:table-cell table:style-name="Tableau1.C2" office:value-type="string">
            <text:p text:style-name="P73">?</text:p>
          </table:table-cell>
        </table:table-row>
        <table:table-row table:style-name="TableLine9418794021950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4">Overture d’un livret enfant pour Junior ( à la poste <text:s/>? )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20448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76">Analyse des objectifs ( revenus, dépences, etc. )</text:p>
          </table:table-cell>
          <table:table-cell table:style-name="Tableau1.C2" office:value-type="string">
            <text:p text:style-name="P11"/>
          </table:table-cell>
        </table:table-row>
        <table:table-row table:style-name="TableLine9418794022139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6"/>
          </table:table-cell>
          <table:table-cell table:style-name="Tableau1.C2" office:value-type="string">
            <text:p text:style-name="P11"/>
          </table:table-cell>
        </table:table-row>
        <table:table-row table:style-name="TableLine94187940222336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8">3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2328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4">Préparation <text:span text:style-name="T78">cours</text:span> <text:span text:style-name="T63">SEQ0</text:span><text:span text:style-name="T78">3</text:span><text:span text:style-name="T63">-</text:span>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24224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7"><text:span text:style-name="T55">Préparation</text:span><text:span text:style-name="T64"> </text:span><text:span text:style-name="T78">cours</text:span><text:span text:style-name="T64"> </text:span><text:span text:style-name="T63">SEQ0</text:span><text:span text:style-name="T78">3</text:span><text:span text:style-name="T63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75"/>
          </table:table-cell>
        </table:table-row>
        <table:table-row table:style-name="TableLine9418794022516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>Préparation cours <text:span text:style-name="T63">SEQ0</text:span><text:span text:style-name="T78">3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9418794022611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>Préparation cours <text:span text:style-name="T63">SEQ</text:span>0<text:span text:style-name="T78">3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ext:soft-page-break/>
        <table:table-row table:style-name="TableLine9418794022705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4"><text:span text:style-name="T56">Préparation cours </text:span><text:span text:style-name="T63">SEQ</text:span><text:span text:style-name="T56">0</text:span><text:span text:style-name="T78">3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2800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80"/>
          </table:table-cell>
        </table:table-row>
        <table:table-row table:style-name="TableLine9418794022894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>Préparation <text:span text:style-name="T77">exercices</text:span> <text:span text:style-name="T63">SEQ0</text:span><text:span text:style-name="T78">3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2988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3">Préparation <text:span text:style-name="T77">exercices</text:span> <text:span text:style-name="T63">SEQ</text:span>0<text:span text:style-name="T78">3</text:span>-<text:span text:style-name="T77">P</text:span><text:span text:style-name="T76">remièr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3289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5"><text:span text:style-name="T55">Préparation </text:span><text:span text:style-name="T77">exercices</text:span><text:span text:style-name="T55"> </text:span><text:span text:style-name="T63">SEQ</text:span><text:span text:style-name="T55">0</text:span><text:span text:style-name="T78">3</text:span><text:span text:style-name="T55">-</text:span><text:span text:style-name="T76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75"/>
          </table:table-cell>
        </table:table-row>
        <table:table-row table:style-name="TableLine9418794023384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8">3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9418794023478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8">3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able:table-row table:style-name="TableLine94187940235728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8">3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36672"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46"/>
          </table:table-cell>
          <table:table-cell table:style-name="Tableau1.C2" office:value-type="string">
            <text:p text:style-name="P48"/>
          </table:table-cell>
        </table:table-row>
        <table:table-row table:style-name="TableLine94187940237616"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22">Préparation <text:span text:style-name="T78">cours</text:span> <text:span text:style-name="T63">SEQ0</text:span><text:span text:style-name="T79">4</text:span><text:span text:style-name="T63">-</text:span>T<text:span text:style-name="T76">erminale </text:span>MATHS Spécialité</text:p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38560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23">Préparation <text:span text:style-name="T77">exercices</text:span><text:span text:style-name="T55"> </text:span><text:span text:style-name="T63">SEQ0</text:span><text:span text:style-name="T79">4</text:span><text:span text:style-name="T63">-</text:span>T<text:span text:style-name="T76">erminale </text:span>MATHS <text:span text:style-name="T76">Complémentaires</text:span></text:p>
          </table:table-cell>
          <table:table-cell table:style-name="Tableau1.C2" office:value-type="string">
            <text:p text:style-name="P79"/>
          </table:table-cell>
        </table:table-row>
        <table:table-row table:style-name="TableLine94187940239504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20">Préparation <text:span text:style-name="T77">exercices</text:span><text:span text:style-name="T55"> </text:span><text:span text:style-name="T63">SEQ</text:span>0<text:span text:style-name="T79">4</text:span>-<text:span text:style-name="T76">Première </text:span>MATHS <text:span text:style-name="T63">Option</text:span><text:span text:style-name="T76">nelle</text:span></text:p>
          </table:table-cell>
          <table:table-cell table:style-name="Tableau1.C2" office:value-type="string">
            <text:p text:style-name="P80"/>
          </table:table-cell>
        </table:table-row>
        <table:table-row table:style-name="TableLine94187940240448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"><text:span text:style-name="T56">Préparation </text:span><text:span text:style-name="T77">exercices</text:span><text:span text:style-name="T55"> </text:span><text:span text:style-name="T63">SEQ</text:span><text:span text:style-name="T56">0</text:span><text:span text:style-name="T79">4</text:span><text:span text:style-name="T56">-</text:span><text:span text:style-name="T32">T</text:span><text:span text:style-name="T76">erminale </text:span><text:span text:style-name="T63">E</text:span><text:span text:style-name="T32">ns</text:span><text:span text:style-name="T56">eignement </text:span><text:span text:style-name="T32">Scientifique</text:span></text:p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41392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42336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43280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44224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45168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46112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47056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4800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48944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6"/>
          </table:table-cell>
          <table:table-cell table:style-name="Tableau1.C2" office:value-type="string">
            <text:p text:style-name="P75"/>
          </table:table-cell>
        </table:table-row>
        <table:table-row table:style-name="TableLine9418794024988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79"/>
          </table:table-cell>
        </table:table-row>
        <table:table-row table:style-name="TableLine9418794025083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ext:soft-page-break/>
        <table:table-row table:style-name="TableLine9418794025177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5272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9418794025366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5460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555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5"/>
          </table:table-cell>
        </table:table-row>
        <table:table-row table:style-name="TableLine9418794025649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9"/>
          </table:table-cell>
        </table:table-row>
        <table:table-row table:style-name="TableLine9418794025744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0"/>
          </table:table-cell>
        </table:table-row>
        <table:table-row table:style-name="TableLine94187940258384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59328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60272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6121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62160"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6"/>
          </table:table-cell>
          <table:table-cell table:style-name="Tableau1.C2" office:value-type="string">
            <text:p text:style-name="P75"/>
          </table:table-cell>
        </table:table-row>
        <table:table-row table:style-name="TableLine9418794026310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79"/>
          </table:table-cell>
        </table:table-row>
        <table:table-row table:style-name="TableLine9418794026404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9418794026499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26593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80"/>
          </table:table-cell>
        </table:table-row>
        <table:table-row table:style-name="TableLine9418794026688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7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6782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78"/>
          </table:table-cell>
          <table:table-cell table:style-name="Tableau1.C2" office:value-type="string">
            <text:p text:style-name="P73"/>
          </table:table-cell>
        </table:table-row>
        <table:table-row table:style-name="TableLine9418794026876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5"/>
          </table:table-cell>
        </table:table-row>
        <table:table-row table:style-name="TableLine9418794026971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79"/>
          </table:table-cell>
        </table:table-row>
        <table:table-row table:style-name="TableLine9418794027065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9"/>
          </table:table-cell>
          <table:table-cell table:style-name="Tableau1.C2" office:value-type="string">
            <text:p text:style-name="P80"/>
          </table:table-cell>
        </table:table-row>
        <table:table-row table:style-name="TableLine94187940271600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67"/>
          </table:table-cell>
          <table:table-cell table:style-name="Tableau1.C2" office:value-type="string">
            <text:p text:style-name="P81"/>
          </table:table-cell>
        </table:table-row>
        <table:table-row table:style-name="TableLine94187940188016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188960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275"/>
          </table:table-cell>
        </table:table-row>
        <text:soft-page-break/>
        <table:table-row table:style-name="TableLine94187940189904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190848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80672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81424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82368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83312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84256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85200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86144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87088">
          <table:table-cell table:style-name="Tableau1.A2" office:value-type="string">
            <text:p text:style-name="P262"/>
          </table:table-cell>
          <table:table-cell table:style-name="Tableau1.A2" office:value-type="string">
            <text:p text:style-name="P269"/>
          </table:table-cell>
          <table:table-cell table:style-name="Tableau1.C2" office:value-type="string">
            <text:p text:style-name="P263"/>
          </table:table-cell>
        </table:table-row>
        <table:table-row table:style-name="TableLine94187940288032">
          <table:table-cell table:style-name="Tableau1.A2" office:value-type="string">
            <text:p text:style-name="P262"/>
          </table:table-cell>
          <table:table-cell table:style-name="Tableau1.A2" office:value-type="string">
            <text:p text:style-name="P269"/>
          </table:table-cell>
          <table:table-cell table:style-name="Tableau1.C2" office:value-type="string">
            <text:p text:style-name="P261"/>
          </table:table-cell>
        </table:table-row>
        <table:table-row table:style-name="TableLine94187940288976">
          <table:table-cell table:style-name="Tableau1.A2" office:value-type="string">
            <text:p text:style-name="P262"/>
          </table:table-cell>
          <table:table-cell table:style-name="Tableau1.A2" office:value-type="string">
            <text:p text:style-name="P269"/>
          </table:table-cell>
          <table:table-cell table:style-name="Tableau1.C2" office:value-type="string">
            <text:p text:style-name="P264"/>
          </table:table-cell>
        </table:table-row>
        <table:table-row table:style-name="TableLine94187940289920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90864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91808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92752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93696">
          <table:table-cell table:style-name="Tableau1.A2" office:value-type="string">
            <text:p text:style-name="P274"/>
          </table:table-cell>
          <table:table-cell table:style-name="Tableau1.A2" office:value-type="string">
            <text:p text:style-name="P15"/>
          </table:table-cell>
          <table:table-cell table:style-name="Tableau1.C2" office:value-type="string">
            <text:p text:style-name="P275"/>
          </table:table-cell>
        </table:table-row>
        <table:table-row table:style-name="TableLine94187940294640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C2" office:value-type="string">
            <text:p text:style-name="P11"/>
          </table:table-cell>
        </table:table-row>
        <table:table-row table:style-name="TableLine94187940295584">
          <table:table-cell table:style-name="Tableau1.A2" office:value-type="string">
            <text:p text:style-name="P265">20220920 12:00</text:p>
          </table:table-cell>
          <table:table-cell table:style-name="Tableau1.A2" office:value-type="string">
            <text:p text:style-name="P270">Prévision de l’arriver du passeport de Junior (2 mois après <text:s/>depôt)</text:p>
          </table:table-cell>
          <table:table-cell table:style-name="Tableau1.C2" office:value-type="string">
            <text:p text:style-name="P261"/>
          </table:table-cell>
        </table:table-row>
        <table:table-row table:style-name="TableLine94187940296528"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53"/>
          </table:table-cell>
          <table:table-cell table:style-name="Tableau1.C2" office:value-type="string">
            <text:p text:style-name="P18"/>
          </table:table-cell>
        </table:table-row>
      </table:table>
      <text:p text:style-name="P212"/>
      <text:p text:style-name="P212"/>
      <text:p text:style-name="P212"/>
      <text:p text:style-name="P219"/>
      <text:p text:style-name="P220">Voiture RAV4 – B<text:span text:style-name="T22">M</text:span>-961-WH</text:p>
      <text:p text:style-name="P222">{</text:p>
      <text:p text:style-name="P223"><text:span text:style-name="T22"><text:tab/></text:span><text:span text:style-name="T23">N° de série <text:tab/>: J</text:span><text:span text:style-name="T24">TEHH20V900217268</text:span></text:p>
      <text:p text:style-name="P223"><text:span text:style-name="T24"><text:tab/></text:span><text:span text:style-name="T25">Marque<text:tab/>: TOYOTA</text:span></text:p>
      <text:p text:style-name="P222"><text:tab/><text:span text:style-name="T26">Batterie<text:tab/>: 12V 55AH 480A(EN)</text:span></text:p>
      <text:p text:style-name="P222"><text:tab/><text:span text:style-name="T27">Moteur<text:tab/><text:tab/>: 2.0 Essence</text:span></text:p>
      <text:p text:style-name="P222"/>
      <text:p text:style-name="P222"><text:tab/><text:span text:style-name="T10">Pièce auto<text:tab/><text:tab/>: 02.69.62.99.76</text:span></text:p>
      <text:p text:style-name="P222"><text:tab/><text:span text:style-name="T10">Méca (Passi-Keli)<text:tab/>: 06.93.01.05.16 </text:span><text:span text:style-name="T11">( SMS laissé le 29/06/2022 à 09:11)</text:span></text:p>
      <text:p text:style-name="P222">}</text:p>
      <text:p text:style-name="P224">20220430:<text:tab/><text:tab/><text:tab/>167720 Km</text:p>
      <text:p text:style-name="P225"/>
      <text:p text:style-name="P225">- Entretien (Vidange) <text:tab/>:<text:tab/>138,05 €</text:p>
      <text:p text:style-name="P225">- <text:span text:style-name="T13">Carburant</text:span><text:tab/><text:tab/><text:tab/>34,03 l <text:s/>(55,81 € )</text:p>
      <text:p text:style-name="P226">20220503:</text:p>
      <text:p text:style-name="P226">- Pneu dégonflé<text:tab/>:<text:tab/><text:span text:style-name="T14">0,50</text:span> ¢</text:p>
      <text:p text:style-name="P226">20220504:</text:p>
      <text:p text:style-name="P226">- Pneux<text:tab/><text:tab/>:<text:tab/><text:span text:style-name="T15">4,00€</text:span><text:tab/></text:p>
      <text:p text:style-name="P226">- Clé en croix<text:tab/><text:tab/>:<text:tab/><text:span text:style-name="T15">5,00€</text:span></text:p>
      <text:p text:style-name="P226">- Carburant<text:tab/><text:tab/>:<text:tab/><text:span text:style-name="T15">40,00€</text:span></text:p>
      <text:p text:style-name="P227">20220515:</text:p>
      <text:p text:style-name="P227">- Carburant<text:tab/><text:tab/>: <text:tab/>20,00€</text:p>
      <text:p text:style-name="P228"/>
      <text:p text:style-name="P229">20220528<text:tab/><text:tab/></text:p>
      <text:p text:style-name="P229">-Carburant<text:tab/><text:tab/>65€</text:p>
      <text:p text:style-name="P212"/>
      <text:p text:style-name="P212"/>
      <text:p text:style-name="P212"/>
      <text:p text:style-name="P212"/>
      <text:p text:style-name="P219"/>
      <text:p text:style-name="P230">GITHUB</text:p>
      <text:p text:style-name="P230">{ </text:p>
      <text:p text:style-name="P63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/ </text:span><text:a xlink:type="simple" xlink:href="mailto:T@976" text:style-name="Internet_20_link" text:visited-style-name="Visited_20_Internet_20_Link"><text:span text:style-name="T72">T@976</text:span></text:a></text:p>
      <text:p text:style-name="P230">}</text:p>
      <text:p text:style-name="P230"/>
      <text:p text:style-name="P232"/>
      <text:p text:style-name="P230"/>
      <text:p text:style-name="P230">BD</text:p>
      <text:p text:style-name="P230">{</text:p>
      <text:p text:style-name="P63"><text:span text:style-name="T72"><text:tab/>F93F2VC678 / </text:span><text:a xlink:type="simple" xlink:href="mailto:Junior@976" text:style-name="Internet_20_link" text:visited-style-name="Visited_20_Internet_20_Link"><text:span text:style-name="T72">Junior@976</text:span></text:a></text:p>
      <text:p text:style-name="P230">FB</text:p>
      <text:p text:style-name="P230">{</text:p>
      <text:p text:style-name="P63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/ VilleDeNaissance</text:span><text:span text:style-name="T73">@976</text:span></text:p>
      <text:p text:style-name="P230">}</text:p>
      <text:p text:style-name="P230"/>
      <text:p text:style-name="P221">XTB</text:p>
      <text:p text:style-name="P221">{</text:p>
      <text:p text:style-name="P221"><text:tab/>ID: 170698550208</text:p>
      <text:p text:style-name="P1"><text:span text:style-name="T72"><text:tab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<text:s text:c="2"/>/ </text:span><text:a xlink:type="simple" xlink:href="mailto:T@976" text:style-name="Internet_20_link" text:visited-style-name="Visited_20_Internet_20_Link"><text:span text:style-name="T72">T@976</text:span></text:a></text:p>
      <text:p text:style-name="P221"><text:tab/>MT4<text:tab/><text:tab/>: 717120</text:p>
      <text:p text:style-name="P221"><text:tab/>Xstation<text:tab/>: 1565338</text:p>
      <text:p text:style-name="P221">}</text:p>
      <text:p text:style-name="P230"/>
      <text:p text:style-name="P230">ONLY</text:p>
      <text:p text:style-name="P230">{</text:p>
      <text:p text:style-name="P230"><text:tab/>0639 711983 / 854009</text:p>
      <text:p text:style-name="P230">}</text:p>
      <text:p text:style-name="P233">ORANGE</text:p>
      <text:p text:style-name="P233">{</text:p>
      <text:p text:style-name="P82"><text:span text:style-name="T74"><text:tab/></text:span><text:a xlink:type="simple" xlink:href="mailto:michel.norodine@gmail.com" text:style-name="Internet_20_link" text:visited-style-name="Visited_20_Internet_20_Link">michel.norodine@gmail.com</text:a><text:span text:style-name="T83"> <text:s text:c="2"/>/ </text:span><text:span text:style-name="T84">J</text:span><text:a xlink:type="simple" xlink:href="mailto:T@976" text:style-name="Internet_20_link" text:visited-style-name="Visited_20_Internet_20_Link"><text:span text:style-name="T83">@976</text:span></text:a></text:p>
      <text:p text:style-name="P276"/>
      <text:p text:style-name="P233">}</text:p>
      <text:p text:style-name="P233"/>
      <text:p text:style-name="P49"><text:soft-page-break/></text:p>
      <text:p text:style-name="P49">IMP-Michel</text:p>
      <text:p text:style-name="P49">{</text:p>
      <text:p text:style-name="P49"><text:tab/>3017634818457</text:p>
      <text:p text:style-name="P49"><text:tab/>T976</text:p>
      <text:p text:style-name="P49">}</text:p>
      <text:p text:style-name="P49"/>
      <text:p text:style-name="P49">IMP-Nadjima <text:span text:style-name="T8">( Vu le 02/04/2022)</text:span></text:p>
      <text:p text:style-name="P49">{</text:p>
      <text:p text:style-name="P49"><text:tab/>3033086833343 </text:p>
      <text:p text:style-name="P49"><text:tab/>[Junior#AAAAMMJJ] (de Nadjima et non de Junior )</text:p>
      <text:p text:style-name="P49"><text:tab/>RIB BFC NADJIMA.</text:p>
      <text:p text:style-name="P49">}</text:p>
      <text:p text:style-name="P49"/>
      <text:p text:style-name="P49"/>
      <text:p text:style-name="P49"/>
      <text:p text:style-name="P50">BANQUE POSTALE – Michel</text:p>
      <text:p text:style-name="P50">{</text:p>
      <text:p text:style-name="P50"><text:tab/>993780484927</text:p>
      <text:p text:style-name="P50"><text:tab/>99196371</text:p>
      <text:p text:style-name="P50">}</text:p>
      <text:p text:style-name="P50"/>
      <text:p text:style-name="P51">BANQUE POSTALE – Nadjima</text:p>
      <text:p text:style-name="P51">{</text:p>
      <text:p text:style-name="P51"><text:tab/>993225665277</text:p>
      <text:p text:style-name="P51"><text:tab/>99201726</text:p>
      <text:p text:style-name="P51">}</text:p>
      <text:p text:style-name="P49"/>
      <text:p text:style-name="P49"/>
      <text:p text:style-name="P49">CAF</text:p>
      <text:p text:style-name="P49">{</text:p>
      <text:p text:style-name="P49"><text:tab/>0644447<text:span text:style-name="T9"> / </text:span>19632017</text:p>
      <text:p text:style-name="P49">}</text:p>
      <text:p text:style-name="P49"/>
      <text:p text:style-name="P49"><text:soft-page-break/>SS-<text:span text:style-name="T12">Michel</text:span> ( ameli.fr)</text:p>
      <text:p text:style-name="P49">{</text:p>
      <text:p text:style-name="P49"><text:tab/>1 63 01 99 333 278 40 / T@976</text:p>
      <text:p text:style-name="P49">}</text:p>
      <text:p text:style-name="P49"/>
      <text:p text:style-name="P49">SS-<text:span text:style-name="T12">Nadjima</text:span> ( ameli.fr)</text:p>
      <text:p text:style-name="P49">{</text:p>
      <text:p text:style-name="P49"><text:tab/><text:span text:style-name="T12">2 96 06 99 397 057 52</text:span> / <text:span text:style-name="T12">Junior</text:span>976</text:p>
      <text:p text:style-name="P49"/>
      <text:p text:style-name="P49">}</text:p>
      <text:p text:style-name="P49"/>
      <text:p text:style-name="P231"/>
      <text:p text:style-name="P230"/>
      <text:p text:style-name="P230"/>
      <text:p text:style-name="P230">Maths 1ere spe maths</text:p>
      <text:p text:style-name="P63"><text:a xlink:type="simple" xlink:href="https://www.youtube.com/watch?v=UbCuN0z8O44" text:style-name="Internet_20_link" text:visited-style-name="Visited_20_Internet_20_Link"><text:span text:style-name="T72">TRIGONOMÉTRIE. PREMIÈRE. SPÉCIALITÉ MATHS - YouTube</text:span></text:a><text:span text:style-name="T72"> </text:span></text:p>
      <text:p text:style-name="P230"/>
      <text:p text:style-name="P230"/>
      <text:p text:style-name="P221">Espace Client EDM: </text:p>
      <text:p text:style-name="P221">→ <text:span text:style-name="T82">NORDINE</text:span> Michel</text:p>
      <text:p text:style-name="P221">→ references contrat D/BR019400 </text:p>
      <text:p text:style-name="P221">→ payeur G/P21020837 </text:p>
      <text:p text:style-name="P63"><text:span text:style-name="T74">→ mnorodine ( </text:span><text:a xlink:type="simple" xlink:href="mailto:T@976" text:style-name="Internet_20_link" text:visited-style-name="Visited_20_Internet_20_Link"><text:span text:style-name="T74">T@976</text:span></text:a><text:span text:style-name="T74"> )</text:span></text:p>
      <text:p text:style-name="P221">→ code de sécurité: 16286175</text:p>
      <text:p text:style-name="P63"><text:span text:style-name="T74">sur </text:span><text:a xlink:type="simple" xlink:href="http://www.espace-client.edm.yt/" office:target-frame-name="_blank" xlink:show="new" text:style-name="Internet_20_link" text:visited-style-name="Visited_20_Internet_20_Link"><text:span text:style-name="T74">www.espace-client.edm.yt</text:span></text:a><text:span text:style-name="T74"> </text:span></text:p>
      <text:p text:style-name="P230"/>
      <text:p text:style-name="P221"><text:s/>Espace Client SMAE:</text:p>
      <text:p text:style-name="P221">→ NORODINE Michel</text:p>
      <text:p text:style-name="P63"><text:span text:style-name="T74">→ <text:s/></text:span><text:a xlink:type="simple" xlink:href="mailto:michel.norodine@gmail.com" text:style-name="Internet_20_link" text:visited-style-name="Visited_20_Internet_20_Link"><text:span text:style-name="T74">michel.norodine@gmail.com</text:span></text:a><text:span text:style-name="T74"> <text:s/>( T976 )</text:span></text:p>
      <text:p text:style-name="P1"><text:span text:style-name="T72">sur </text:span><text:a xlink:type="simple" xlink:href="https://www.mahoraisedeseaux.com/espace-client/" text:style-name="Internet_20_link" text:visited-style-name="Visited_20_Internet_20_Link"><text:span text:style-name="T72">https://www.mahoraisedeseaux.com/espace-client/</text:span></text:a></text:p>
      <text:p text:style-name="P230"/>
      <text:p text:style-name="P221">LPO DE SADA (Liens drive)</text:p>
      <text:p text:style-name="P63"><text:span text:style-name="T72">Etiènne <text:tab/>→ </text:span><text:a xlink:type="simple" xlink:href="https://drive.google.com/folderview?id=1gkdBn8BXsfKrByJXkBsNBMtasngR4kFj" text:style-name="Internet_20_link" text:visited-style-name="Visited_20_Internet_20_Link"><text:span text:style-name="T72">https://drive.google.com/folderview?id=1gkdBn8BXsfKrByJXkBsNBMtasngR4kFj</text:span></text:a></text:p>
      <text:p text:style-name="P63"><text:span text:style-name="T72">Cecile<text:tab/><text:tab/>→ </text:span><text:a xlink:type="simple" xlink:href="https://drive.google.com/drive/folders/199E0PzAmuL8oSPZgZHUYD7UNp3A-5AP5" text:style-name="Internet_20_link" text:visited-style-name="Visited_20_Internet_20_Link"><text:span text:style-name="T72">https://drive.google.com/drive/folders/199E0PzAmuL8oSPZgZHUYD7UNp3A-5AP5</text:span></text:a></text:p>
      <text:p text:style-name="P230"/>
      <text:p text:style-name="P230"/>
      <text:p text:style-name="P234">Mathématiques: méthodologies</text:p>
      <text:p text:style-name="P62"><text:a xlink:type="simple" xlink:href="https://www.youtube.com/watch?v=M-VV_H8c66Q" text:style-name="Internet_20_link" text:visited-style-name="Visited_20_Internet_20_Link"><text:span text:style-name="T72">https://www.youtube.com/watch?v=M-VV_H8c66Q</text:span></text:a></text:p>
      <text:p text:style-name="P62"><text:a xlink:type="simple" xlink:href="https://www.youtube.com/watch?v=0-T2gRFP0f8" text:style-name="Internet_20_link" text:visited-style-name="Visited_20_Internet_20_Link"><text:span text:style-name="T72">https://www.youtube.com/watch?v=0-T2gRFP0f8</text:span></text:a></text:p>
      <text:p text:style-name="P62"><text:a xlink:type="simple" xlink:href="https://www.youtube.com/watch?v=npZjjOKe3eg" text:style-name="Internet_20_link" text:visited-style-name="Visited_20_Internet_20_Link"><text:span text:style-name="T72">https://www.youtube.com/watch?v=npZjjOKe3eg</text:span></text:a></text:p>
      <text:p text:style-name="P228"><text:tab/><text:tab/></text:p>
      <text:p text:style-name="P235"/>
      <text:p text:style-name="P236"/>
      <text:p text:style-name="P237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87940297888">
          <table:table-cell table:style-name="Tableau2.A1" office:value-type="string">
            <text:p text:style-name="P246">BD</text:p>
          </table:table-cell>
          <table:table-cell table:style-name="Tableau2.A1" office:value-type="string">
            <text:p text:style-name="P244">F93F2VC678 / Junior@976</text:p>
          </table:table-cell>
          <table:table-cell table:style-name="Tableau2.A1" office:value-type="string">
            <text:p text:style-name="P247">Vérifié le 20220614</text:p>
          </table:table-cell>
          <table:table-cell table:style-name="Tableau2.D1" office:value-type="string">
            <text:p text:style-name="P245"/>
          </table:table-cell>
        </table:table-row>
        <table:table-row table:style-name="TableLine94187939762096">
          <table:table-cell table:style-name="Tableau2.A2" office:value-type="string">
            <text:p text:style-name="P55">FB</text:p>
          </table:table-cell>
          <table:table-cell table:style-name="Tableau2.A2" office:value-type="string">
            <text:p text:style-name="P54">michel.norodine@gmail.com / VilleDeNaissance@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19456">
          <table:table-cell table:style-name="Tableau2.A2" office:value-type="string">
            <text:p text:style-name="P60">XTB</text:p>
          </table:table-cell>
          <table:table-cell table:style-name="Tableau2.A2" office:value-type="string">
            <text:p text:style-name="P56">ID: 170698550208</text:p>
            <text:p text:style-name="P56">michel.norodine@gmail.com <text:s text:c="2"/>/ T@976</text:p>
            <text:p text:style-name="P56">MT4<text:tab/><text:tab/>: 717120</text:p>
            <text:p text:style-name="P56">Xstation<text:tab/>: 1565338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20192">
          <table:table-cell table:style-name="Tableau2.A2" office:value-type="string">
            <text:p text:style-name="P59">ONLY</text:p>
          </table:table-cell>
          <table:table-cell table:style-name="Tableau2.A2" office:value-type="string">
            <text:p text:style-name="P58">0639 711983 / 854009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20928">
          <table:table-cell table:style-name="Tableau2.A2" office:value-type="string">
            <text:p text:style-name="P244">IMP-Michel</text:p>
          </table:table-cell>
          <table:table-cell table:style-name="Tableau2.A2" office:value-type="string">
            <text:p text:style-name="P244">3017634818457 / T976</text:p>
          </table:table-cell>
          <table:table-cell table:style-name="Tableau2.A2" office:value-type="string">
            <text:p text:style-name="P247">Vérifié le 20220614</text:p>
          </table:table-cell>
          <table:table-cell table:style-name="Tableau2.D2" office:value-type="string">
            <text:p text:style-name="P245"/>
          </table:table-cell>
        </table:table-row>
        <table:table-row table:style-name="TableLine94187940321664">
          <table:table-cell table:style-name="Tableau2.A2" office:value-type="string">
            <text:p text:style-name="P56">IMP-Nadjima</text:p>
          </table:table-cell>
          <table:table-cell table:style-name="Tableau2.A2" office:value-type="string">
            <text:p text:style-name="P56">3033086833343 </text:p>
            <text:p text:style-name="P56">[Junior#AAAAMMJJ] (de Nadjima et non de Junior )</text:p>
            <text:p text:style-name="P56">RIB BFC NADJIMA.</text:p>
          </table:table-cell>
          <table:table-cell table:style-name="Tableau2.A2" office:value-type="string">
            <text:p text:style-name="P56">Vu le 02/04/2022</text:p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26224">
          <table:table-cell table:style-name="Tableau2.A2" office:value-type="string">
            <text:p text:style-name="P244">BANQUE POSTALE – Nadjima</text:p>
          </table:table-cell>
          <table:table-cell table:style-name="Tableau2.A2" office:value-type="string">
            <text:p text:style-name="P244">993225665277 / 99201726</text:p>
          </table:table-cell>
          <table:table-cell table:style-name="Tableau2.A2" office:value-type="string">
            <text:p text:style-name="P247">Vérifié le 20220614</text:p>
          </table:table-cell>
          <table:table-cell table:style-name="Tableau2.D2" office:value-type="string">
            <text:p text:style-name="P245"/>
          </table:table-cell>
        </table:table-row>
        <table:table-row table:style-name="Tableau2.8">
          <table:table-cell table:style-name="Tableau2.A2" office:value-type="string">
            <text:p text:style-name="P61">CAF</text:p>
          </table:table-cell>
          <table:table-cell table:style-name="Tableau2.A2" office:value-type="string">
            <text:p text:style-name="P56">0644447 / 19632017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28704">
          <table:table-cell table:style-name="Tableau2.A2" office:value-type="string">
            <text:p text:style-name="P56">SS-Michel ( ameli.fr)</text:p>
          </table:table-cell>
          <table:table-cell table:style-name="Tableau2.A2" office:value-type="string">
            <text:p text:style-name="P56">1 63 01 99 333 278 40 / T@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29440">
          <table:table-cell table:style-name="Tableau2.A2" office:value-type="string">
            <text:p text:style-name="P56">SS-Nadjima ( ameli.fr)</text:p>
          </table:table-cell>
          <table:table-cell table:style-name="Tableau2.A2" office:value-type="string">
            <text:p text:style-name="P56">2 96 06 99 397 057 52 / Junior976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30176">
          <table:table-cell table:style-name="Tableau2.A2" office:value-type="string">
            <text:p text:style-name="P56">Espace Client EDM</text:p>
          </table:table-cell>
          <table:table-cell table:style-name="Tableau2.A2" office:value-type="string">
            <text:p text:style-name="P249">→ NORDINE Michel</text:p>
            <text:p text:style-name="P249">→ references contrat D/BR019400 </text:p>
            <text:p text:style-name="P249">→ payeur G/P21020837 </text:p>
            <text:p text:style-name="P249">→ mnorodine ( T@976 )</text:p>
            <text:p text:style-name="P249">→ code de sécurité: 16286175</text:p>
            <text:p text:style-name="P249">sur www.espace-client.edm.yt </text:p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30912">
          <table:table-cell table:style-name="Tableau2.A2" office:value-type="string">
            <text:p text:style-name="P56"><text:s/>Espace Client SMAE</text:p>
          </table:table-cell>
          <table:table-cell table:style-name="Tableau2.A2" office:value-type="string">
            <text:p text:style-name="P249">→ NORODINE Michel</text:p>
            <text:p text:style-name="P249">→ <text:s/>michel.norodine@gmail.com <text:s/>( T976 )</text:p>
            <text:p text:style-name="P249">sur https://www.mahoraisedeseaux.com/espace-client/</text:p>
            <text:p text:style-name="P56"/>
          </table:table-cell>
          <table:table-cell table:style-name="Tableau2.A2" office:value-type="string">
            <text:p text:style-name="P57"/>
          </table:table-cell>
          <table:table-cell table:style-name="Tableau2.D2" office:value-type="string">
            <text:p text:style-name="P57"/>
          </table:table-cell>
        </table:table-row>
        <table:table-row table:style-name="TableLine94187940331648">
          <table:table-cell table:style-name="Tableau2.A2" office:value-type="string">
            <text:p text:style-name="P248">BOURSORAMA BANQUE</text:p>
          </table:table-cell>
          <table:table-cell table:style-name="Tableau2.A2" office:value-type="string">
            <text:p text:style-name="P248">9940272501 / AAA7171</text:p>
          </table:table-cell>
          <table:table-cell table:style-name="Tableau2.A2" office:value-type="string">
            <text:p text:style-name="P247">Vérifié le 20220614</text:p>
          </table:table-cell>
          <table:table-cell table:style-name="Tableau2.D2" office:value-type="string">
            <text:p text:style-name="P245"/>
          </table:table-cell>
        </table:table-row>
      </table:table>
      <text:p text:style-name="P232"/>
      <text:p text:style-name="P232"/>
      <text:p text:style-name="P238"/>
      <text:p text:style-name="P239"/>
      <text:p text:style-name="P240">Nadjima- Dossier CNAPS</text:p>
      <text:p text:style-name="P241">Réf. <text:s/>976-2022-06-10-2022051376 <text:span text:style-name="T65">( voir e-mail )</text:span></text:p>
      <text:p text:style-name="P2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4T14:15:31.619850365</dc:date>
    <meta:editing-duration>P4DT5H44M34S</meta:editing-duration>
    <meta:editing-cycles>750</meta:editing-cycles>
    <meta:generator>LibreOffice/7.3.5.2$Linux_X86_64 LibreOffice_project/30$Build-2</meta:generator>
    <meta:document-statistic meta:table-count="2" meta:image-count="0" meta:object-count="0" meta:page-count="16" meta:paragraph-count="428" meta:word-count="1504" meta:character-count="10647" meta:non-whitespace-character-count="9429"/>
  </office:meta>
</office:document-meta>
</file>